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ohit Assamese" fo:font-size="12pt" officeooo:rsid="000e47dd" officeooo:paragraph-rsid="000e47dd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Lohit Assamese" fo:font-size="12pt" officeooo:rsid="000e47dd" officeooo:paragraph-rsid="0017e375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ohit Assamese" fo:font-size="12pt" officeooo:rsid="000e47dd" officeooo:paragraph-rsid="002f176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ohit Assamese" fo:font-size="12pt" officeooo:rsid="000e47dd" officeooo:paragraph-rsid="006807c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ohit Assamese" fo:font-size="12pt" officeooo:rsid="000e47dd" officeooo:paragraph-rsid="00730286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ohit Assamese" fo:font-size="12pt" officeooo:rsid="000e47dd" officeooo:paragraph-rsid="00bfba42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ohit Assamese" fo:font-size="12pt" officeooo:rsid="000e47dd" officeooo:paragraph-rsid="01276935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ohit Assamese" fo:font-size="12pt" officeooo:rsid="000e47dd" officeooo:paragraph-rsid="00ea73e7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ohit Assamese" fo:font-size="12pt" officeooo:rsid="000e47dd" officeooo:paragraph-rsid="00f94b8b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ohit Assamese" fo:font-size="12pt" officeooo:rsid="000e47dd" officeooo:paragraph-rsid="010b516c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ohit Assamese" fo:font-size="12pt" officeooo:rsid="0017e375" officeooo:paragraph-rsid="0017e375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ohit Assamese" fo:font-size="12pt" officeooo:rsid="00310c2e" officeooo:paragraph-rsid="00310c2e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ohit Assamese" fo:font-size="12pt" officeooo:rsid="00310c2e" officeooo:paragraph-rsid="00730286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ohit Assamese" fo:font-size="12pt" officeooo:rsid="00310c2e" officeooo:paragraph-rsid="00987f42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ohit Assamese" fo:font-size="12pt" officeooo:rsid="00310c2e" officeooo:paragraph-rsid="00ac4520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ohit Assamese" fo:font-size="12pt" officeooo:rsid="00310c2e" officeooo:paragraph-rsid="00bfba42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ohit Assamese" fo:font-size="12pt" officeooo:rsid="00310c2e" officeooo:paragraph-rsid="00ea73e7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ohit Assamese" fo:font-size="12pt" officeooo:rsid="00310c2e" officeooo:paragraph-rsid="010b516c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Lohit Assamese" fo:font-size="12pt" officeooo:rsid="00310c2e" officeooo:paragraph-rsid="01276935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Lohit Assamese" fo:font-size="12pt" officeooo:rsid="004eece4" officeooo:paragraph-rsid="004eece4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Lohit Assamese" fo:font-size="12pt" officeooo:rsid="004eece4" officeooo:paragraph-rsid="007965f6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Lohit Assamese" fo:font-size="12pt" officeooo:rsid="004eece4" officeooo:paragraph-rsid="007fb0fc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Lohit Assamese" fo:font-size="12pt" officeooo:rsid="004eece4" officeooo:paragraph-rsid="0092073e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Lohit Assamese" fo:font-size="12pt" officeooo:rsid="004eece4" officeooo:paragraph-rsid="00951615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Lohit Assamese" fo:font-size="12pt" officeooo:rsid="004eece4" officeooo:paragraph-rsid="009c092f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Lohit Assamese" fo:font-size="12pt" officeooo:rsid="004eece4" officeooo:paragraph-rsid="00f25017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Lohit Assamese" fo:font-size="12pt" officeooo:rsid="004eece4" officeooo:paragraph-rsid="010b516c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Lohit Assamese" fo:font-size="12pt" officeooo:rsid="001167f8" officeooo:paragraph-rsid="001167f8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Lohit Assamese" fo:font-size="12pt" officeooo:rsid="001167f8" officeooo:paragraph-rsid="002f1763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Lohit Assamese" fo:font-size="12pt" officeooo:rsid="001167f8" officeooo:paragraph-rsid="006807cc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Lohit Assamese" fo:font-size="12pt" officeooo:rsid="001167f8" officeooo:paragraph-rsid="00bfba42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Lohit Assamese" fo:font-size="12pt" officeooo:rsid="001167f8" officeooo:paragraph-rsid="00f94b8b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Lohit Assamese" fo:font-size="12pt" officeooo:rsid="001167f8" officeooo:paragraph-rsid="010b516c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Lohit Assamese" fo:font-size="12pt" officeooo:rsid="001167f8" officeooo:paragraph-rsid="01276935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Lohit Assamese" fo:font-size="12pt" officeooo:rsid="00101743" officeooo:paragraph-rsid="001167f8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Lohit Assamese" fo:font-size="12pt" officeooo:rsid="00101743" officeooo:paragraph-rsid="0017e375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Lohit Assamese" fo:font-size="12pt" officeooo:rsid="00101743" officeooo:paragraph-rsid="002f1763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Lohit Assamese" fo:font-size="12pt" officeooo:rsid="00101743" officeooo:paragraph-rsid="006807cc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style:font-name="Lohit Assamese" fo:font-size="12pt" officeooo:rsid="00101743" officeooo:paragraph-rsid="009553cd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style:font-name="Lohit Assamese" fo:font-size="12pt" officeooo:rsid="00101743" officeooo:paragraph-rsid="009c092f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style:font-name="Lohit Assamese" fo:font-size="12pt" officeooo:rsid="00101743" officeooo:paragraph-rsid="00bfba42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style:font-name="Lohit Assamese" fo:font-size="12pt" officeooo:rsid="00101743" officeooo:paragraph-rsid="00f94b8b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style:font-name="Lohit Assamese" fo:font-size="12pt" officeooo:rsid="00101743" officeooo:paragraph-rsid="010b516c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style:font-name="Lohit Assamese" fo:font-size="12pt" officeooo:rsid="00101743" officeooo:paragraph-rsid="01276935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style:font-name="Lohit Assamese" fo:font-size="12pt" officeooo:rsid="001dac7a" officeooo:paragraph-rsid="001dac7a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style:font-name="Lohit Assamese" fo:font-size="12pt" officeooo:rsid="00e358ae" officeooo:paragraph-rsid="00e358ae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style:font-name="Lohit Assamese" fo:font-size="14pt" officeooo:rsid="000e47dd" officeooo:paragraph-rsid="000e47dd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style:font-name="Lohit Assamese" fo:font-size="14pt" officeooo:rsid="000e47dd" officeooo:paragraph-rsid="00bfba42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Lohit Assamese" fo:font-size="14pt" officeooo:rsid="000e47dd" officeooo:paragraph-rsid="00ea73e7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style:font-name="Lohit Assamese" fo:font-size="14pt" officeooo:rsid="000e47dd" officeooo:paragraph-rsid="010b516c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style:font-name="Lohit Assamese" fo:font-size="14pt" fo:font-style="normal" style:text-underline-style="none" fo:font-weight="normal" officeooo:rsid="001282da" officeooo:paragraph-rsid="001282da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ohit Assamese" fo:font-size="14pt" fo:font-style="normal" style:text-underline-style="none" fo:font-weight="normal" officeooo:rsid="0185b6d3" officeooo:paragraph-rsid="0185b6d3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ohit Assamese" fo:font-size="14pt" fo:font-weight="normal" officeooo:rsid="000e47dd" officeooo:paragraph-rsid="000e47dd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ohit Assamese" fo:font-size="14pt" fo:font-weight="normal" officeooo:rsid="000e47dd" officeooo:paragraph-rsid="00bfba42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ohit Assamese" fo:font-size="14pt" fo:font-weight="normal" officeooo:rsid="000e47dd" officeooo:paragraph-rsid="00ea73e7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ohit Assamese" fo:font-size="14pt" fo:font-weight="normal" officeooo:rsid="000e47dd" officeooo:paragraph-rsid="010b516c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ohit Assamese" fo:font-size="10pt" officeooo:rsid="00101743" officeooo:paragraph-rsid="004c6438" style:font-size-asian="10pt" style:font-size-complex="10pt"/>
    </style:style>
    <style:style style:name="P58" style:family="paragraph" style:parent-style-name="Standard">
      <style:paragraph-properties fo:text-align="start" style:justify-single-word="false"/>
      <style:text-properties style:font-name="Lohit Assamese" fo:font-size="10pt" officeooo:rsid="00101743" officeooo:paragraph-rsid="006807cc" style:font-size-asian="10pt" style:font-size-complex="10pt"/>
    </style:style>
    <style:style style:name="P59" style:family="paragraph" style:parent-style-name="Standard">
      <style:paragraph-properties fo:text-align="start" style:justify-single-word="false"/>
      <style:text-properties style:font-name="Lohit Assamese" fo:font-size="10pt" officeooo:rsid="00101743" officeooo:paragraph-rsid="00bfba42" style:font-size-asian="10pt" style:font-size-complex="10pt"/>
    </style:style>
    <style:style style:name="P60" style:family="paragraph" style:parent-style-name="Standard">
      <style:paragraph-properties fo:text-align="start" style:justify-single-word="false"/>
      <style:text-properties style:font-name="Lohit Assamese" fo:font-size="10pt" officeooo:rsid="00101743" officeooo:paragraph-rsid="00f94b8b" style:font-size-asian="10pt" style:font-size-complex="10pt"/>
    </style:style>
    <style:style style:name="P61" style:family="paragraph" style:parent-style-name="Standard">
      <style:paragraph-properties fo:text-align="start" style:justify-single-word="false"/>
      <style:text-properties style:font-name="Lohit Assamese" fo:font-size="10pt" officeooo:rsid="00101743" officeooo:paragraph-rsid="010b516c" style:font-size-asian="10pt" style:font-size-complex="10pt"/>
    </style:style>
    <style:style style:name="P62" style:family="paragraph" style:parent-style-name="Standard">
      <style:paragraph-properties fo:text-align="start" style:justify-single-word="false"/>
      <style:text-properties style:font-name="Lohit Assamese" fo:font-size="10pt" officeooo:rsid="00101743" officeooo:paragraph-rsid="01276935" style:font-size-asian="10pt" style:font-size-complex="10pt"/>
    </style:style>
    <style:style style:name="P63" style:family="paragraph" style:parent-style-name="Standard">
      <style:paragraph-properties fo:text-align="center" style:justify-single-word="false"/>
      <style:text-properties style:font-name="Lohit Assamese" fo:font-size="18pt" style:text-underline-style="solid" style:text-underline-width="auto" style:text-underline-color="font-color" fo:font-weight="bold" officeooo:rsid="000c1029" officeooo:paragraph-rsid="000c1029" style:font-size-asian="18pt" style:font-weight-asian="bold" style:font-size-complex="18pt" style:font-weight-complex="bold"/>
    </style:style>
    <style:style style:name="P64" style:family="paragraph" style:parent-style-name="Standard">
      <style:paragraph-properties fo:text-align="start" style:justify-single-word="false"/>
      <style:text-properties officeooo:paragraph-rsid="001282da"/>
    </style:style>
    <style:style style:name="P65" style:family="paragraph" style:parent-style-name="Standard">
      <style:paragraph-properties fo:text-align="start" style:justify-single-word="false"/>
      <style:text-properties officeooo:paragraph-rsid="002f1763"/>
    </style:style>
    <style:style style:name="P66" style:family="paragraph" style:parent-style-name="Standard">
      <style:paragraph-properties fo:text-align="start" style:justify-single-word="false"/>
      <style:text-properties officeooo:paragraph-rsid="00895dde"/>
    </style:style>
    <style:style style:name="P67" style:family="paragraph" style:parent-style-name="Standard">
      <style:paragraph-properties fo:text-align="start" style:justify-single-word="false"/>
      <style:text-properties officeooo:paragraph-rsid="00bfba42"/>
    </style:style>
    <style:style style:name="P68" style:family="paragraph" style:parent-style-name="Standard">
      <style:paragraph-properties fo:text-align="start" style:justify-single-word="false"/>
      <style:text-properties officeooo:paragraph-rsid="00ea73e7"/>
    </style:style>
    <style:style style:name="P69" style:family="paragraph" style:parent-style-name="Standard">
      <style:paragraph-properties fo:text-align="start" style:justify-single-word="false"/>
      <style:text-properties officeooo:paragraph-rsid="010b516c"/>
    </style:style>
    <style:style style:name="P70" style:family="paragraph" style:parent-style-name="Standard">
      <style:paragraph-properties fo:text-align="start" style:justify-single-word="false"/>
      <style:text-properties officeooo:paragraph-rsid="01276935"/>
    </style:style>
    <style:style style:name="P71" style:family="paragraph" style:parent-style-name="Standard">
      <style:paragraph-properties fo:text-align="start" style:justify-single-word="false"/>
      <style:text-properties officeooo:rsid="000e47dd" officeooo:paragraph-rsid="000e47dd"/>
    </style:style>
    <style:style style:name="P72" style:family="paragraph" style:parent-style-name="Standard">
      <style:paragraph-properties fo:text-align="start" style:justify-single-word="false"/>
      <style:text-properties officeooo:rsid="000e47dd" officeooo:paragraph-rsid="0017e375"/>
    </style:style>
    <style:style style:name="P73" style:family="paragraph" style:parent-style-name="Standard">
      <style:paragraph-properties fo:text-align="start" style:justify-single-word="false"/>
      <style:text-properties officeooo:rsid="000e47dd" officeooo:paragraph-rsid="002f1763"/>
    </style:style>
    <style:style style:name="P74" style:family="paragraph" style:parent-style-name="Standard">
      <style:paragraph-properties fo:text-align="start" style:justify-single-word="false"/>
      <style:text-properties officeooo:rsid="000e47dd" officeooo:paragraph-rsid="004c6438"/>
    </style:style>
    <style:style style:name="P75" style:family="paragraph" style:parent-style-name="Standard">
      <style:paragraph-properties fo:text-align="start" style:justify-single-word="false"/>
      <style:text-properties officeooo:rsid="000e47dd" officeooo:paragraph-rsid="006807cc"/>
    </style:style>
    <style:style style:name="P76" style:family="paragraph" style:parent-style-name="Standard">
      <style:paragraph-properties fo:text-align="start" style:justify-single-word="false"/>
      <style:text-properties officeooo:rsid="000e47dd" officeooo:paragraph-rsid="00bfba42"/>
    </style:style>
    <style:style style:name="P77" style:family="paragraph" style:parent-style-name="Standard">
      <style:paragraph-properties fo:text-align="start" style:justify-single-word="false"/>
      <style:text-properties officeooo:rsid="000e47dd" officeooo:paragraph-rsid="00f94b8b"/>
    </style:style>
    <style:style style:name="P78" style:family="paragraph" style:parent-style-name="Standard">
      <style:paragraph-properties fo:text-align="start" style:justify-single-word="false"/>
      <style:text-properties officeooo:rsid="000e47dd" officeooo:paragraph-rsid="010b516c"/>
    </style:style>
    <style:style style:name="P79" style:family="paragraph" style:parent-style-name="Standard">
      <style:paragraph-properties fo:text-align="start" style:justify-single-word="false"/>
      <style:text-properties officeooo:rsid="000e47dd" officeooo:paragraph-rsid="0117288c"/>
    </style:style>
    <style:style style:name="P80" style:family="paragraph" style:parent-style-name="Standard">
      <style:paragraph-properties fo:text-align="start" style:justify-single-word="false"/>
      <style:text-properties officeooo:rsid="000e47dd" officeooo:paragraph-rsid="011fbb5e"/>
    </style:style>
    <style:style style:name="P81" style:family="paragraph" style:parent-style-name="Standard">
      <style:paragraph-properties fo:text-align="start" style:justify-single-word="false"/>
      <style:text-properties officeooo:rsid="000e47dd" officeooo:paragraph-rsid="01276935"/>
    </style:style>
    <style:style style:name="P82" style:family="paragraph" style:parent-style-name="Standard">
      <style:paragraph-properties fo:text-align="start" style:justify-single-word="false"/>
      <style:text-properties officeooo:rsid="000e47dd" officeooo:paragraph-rsid="015d81aa"/>
    </style:style>
    <style:style style:name="P83" style:family="paragraph" style:parent-style-name="Standard">
      <style:paragraph-properties fo:text-align="start" style:justify-single-word="false"/>
      <style:text-properties fo:font-size="12pt" officeooo:rsid="000e47dd" officeooo:paragraph-rsid="001167f8" style:font-size-asian="12pt" style:font-size-complex="12pt"/>
    </style:style>
    <style:style style:name="P84" style:family="paragraph" style:parent-style-name="Standard">
      <style:paragraph-properties fo:text-align="start" style:justify-single-word="false"/>
      <style:text-properties fo:font-size="12pt" officeooo:rsid="000e47dd" officeooo:paragraph-rsid="0017e375" style:font-size-asian="12pt" style:font-size-complex="12pt"/>
    </style:style>
    <style:style style:name="P85" style:family="paragraph" style:parent-style-name="Standard">
      <style:paragraph-properties fo:text-align="start" style:justify-single-word="false"/>
      <style:text-properties fo:font-size="12pt" officeooo:rsid="000e47dd" officeooo:paragraph-rsid="002f1763" style:font-size-asian="12pt" style:font-size-complex="12pt"/>
    </style:style>
    <style:style style:name="P86" style:family="paragraph" style:parent-style-name="Standard">
      <style:paragraph-properties fo:text-align="start" style:justify-single-word="false"/>
      <style:text-properties fo:font-size="12pt" officeooo:rsid="000e47dd" officeooo:paragraph-rsid="006807cc" style:font-size-asian="12pt" style:font-size-complex="12pt"/>
    </style:style>
    <style:style style:name="P87" style:family="paragraph" style:parent-style-name="Standard">
      <style:paragraph-properties fo:text-align="start" style:justify-single-word="false"/>
      <style:text-properties fo:font-size="12pt" officeooo:rsid="000e47dd" officeooo:paragraph-rsid="009553cd" style:font-size-asian="12pt" style:font-size-complex="12pt"/>
    </style:style>
    <style:style style:name="P88" style:family="paragraph" style:parent-style-name="Standard">
      <style:paragraph-properties fo:text-align="start" style:justify-single-word="false"/>
      <style:text-properties fo:font-size="12pt" officeooo:rsid="000e47dd" officeooo:paragraph-rsid="009c092f" style:font-size-asian="12pt" style:font-size-complex="12pt"/>
    </style:style>
    <style:style style:name="P89" style:family="paragraph" style:parent-style-name="Standard">
      <style:paragraph-properties fo:text-align="start" style:justify-single-word="false"/>
      <style:text-properties fo:font-size="12pt" officeooo:rsid="000e47dd" officeooo:paragraph-rsid="00bfba42" style:font-size-asian="12pt" style:font-size-complex="12pt"/>
    </style:style>
    <style:style style:name="P90" style:family="paragraph" style:parent-style-name="Standard">
      <style:paragraph-properties fo:text-align="start" style:justify-single-word="false"/>
      <style:text-properties fo:font-size="12pt" officeooo:rsid="000e47dd" officeooo:paragraph-rsid="00e358ae" style:font-size-asian="12pt" style:font-size-complex="12pt"/>
    </style:style>
    <style:style style:name="P91" style:family="paragraph" style:parent-style-name="Standard">
      <style:paragraph-properties fo:text-align="start" style:justify-single-word="false"/>
      <style:text-properties fo:font-size="12pt" officeooo:rsid="000e47dd" officeooo:paragraph-rsid="00f94b8b" style:font-size-asian="12pt" style:font-size-complex="12pt"/>
    </style:style>
    <style:style style:name="P92" style:family="paragraph" style:parent-style-name="Standard">
      <style:paragraph-properties fo:text-align="start" style:justify-single-word="false"/>
      <style:text-properties fo:font-size="12pt" officeooo:rsid="000e47dd" officeooo:paragraph-rsid="010b516c" style:font-size-asian="12pt" style:font-size-complex="12pt"/>
    </style:style>
    <style:style style:name="P93" style:family="paragraph" style:parent-style-name="Standard">
      <style:paragraph-properties fo:text-align="start" style:justify-single-word="false"/>
      <style:text-properties fo:font-size="12pt" officeooo:rsid="000e47dd" officeooo:paragraph-rsid="01276935" style:font-size-asian="12pt" style:font-size-complex="12pt"/>
    </style:style>
    <style:style style:name="P94" style:family="paragraph" style:parent-style-name="Standard">
      <style:paragraph-properties fo:text-align="start" style:justify-single-word="false"/>
      <style:text-properties fo:font-size="12pt" officeooo:rsid="000e47dd" officeooo:paragraph-rsid="013a3b7c" style:font-size-asian="12pt" style:font-size-complex="12pt"/>
    </style:style>
    <style:style style:name="P95" style:family="paragraph" style:parent-style-name="Standard">
      <style:paragraph-properties fo:text-align="start" style:justify-single-word="false"/>
      <style:text-properties fo:font-size="12pt" officeooo:rsid="001dac7a" officeooo:paragraph-rsid="001dac7a" style:font-size-asian="12pt" style:font-size-complex="12pt"/>
    </style:style>
    <style:style style:name="P96" style:family="paragraph" style:parent-style-name="Standard">
      <style:paragraph-properties fo:text-align="start" style:justify-single-word="false"/>
      <style:text-properties fo:font-size="12pt" officeooo:rsid="0022e6c7" officeooo:paragraph-rsid="0022e6c7" style:font-size-asian="12pt" style:font-size-complex="12pt"/>
    </style:style>
    <style:style style:name="P97" style:family="paragraph" style:parent-style-name="Standard">
      <style:paragraph-properties fo:text-align="start" style:justify-single-word="false"/>
      <style:text-properties fo:font-size="12pt" officeooo:paragraph-rsid="0048f444" style:font-size-asian="12pt" style:font-size-complex="12pt"/>
    </style:style>
    <style:style style:name="P98" style:family="paragraph" style:parent-style-name="Standard">
      <style:paragraph-properties fo:text-align="start" style:justify-single-word="false"/>
      <style:text-properties fo:font-size="14pt" officeooo:rsid="0014811b" officeooo:paragraph-rsid="0014811b" style:font-size-asian="14pt" style:font-size-complex="14pt"/>
    </style:style>
    <style:style style:name="P99" style:family="paragraph" style:parent-style-name="Standard">
      <style:paragraph-properties fo:text-align="start" style:justify-single-word="false"/>
      <style:text-properties fo:font-size="14pt" officeooo:rsid="002f1763" officeooo:paragraph-rsid="002f1763" style:font-size-asian="14pt" style:font-size-complex="14pt"/>
    </style:style>
    <style:style style:name="P100" style:family="paragraph" style:parent-style-name="Standard">
      <style:paragraph-properties fo:text-align="start" style:justify-single-word="false"/>
      <style:text-properties style:font-name="Ubuntu Mono" officeooo:rsid="000e47dd" officeooo:paragraph-rsid="00166262"/>
    </style:style>
    <style:style style:name="P101" style:family="paragraph" style:parent-style-name="Standard">
      <style:paragraph-properties fo:text-align="start" style:justify-single-word="false"/>
      <style:text-properties style:font-name="Ubuntu Mono" officeooo:rsid="000e47dd" officeooo:paragraph-rsid="00d7e8ac"/>
    </style:style>
    <style:style style:name="P102" style:family="paragraph" style:parent-style-name="Standard">
      <style:paragraph-properties fo:text-align="start" style:justify-single-word="false"/>
      <style:text-properties style:font-name="Ubuntu Mono" fo:font-size="12pt" officeooo:rsid="000e47dd" officeooo:paragraph-rsid="000e47dd" style:font-size-asian="12pt" style:font-size-complex="12pt"/>
    </style:style>
    <style:style style:name="P103" style:family="paragraph" style:parent-style-name="Standard">
      <style:paragraph-properties fo:text-align="start" style:justify-single-word="false"/>
      <style:text-properties style:font-name="Ubuntu Mono" fo:font-size="12pt" officeooo:rsid="000e47dd" officeooo:paragraph-rsid="0017e375" style:font-size-asian="12pt" style:font-size-complex="12pt"/>
    </style:style>
    <style:style style:name="P104" style:family="paragraph" style:parent-style-name="Standard">
      <style:paragraph-properties fo:text-align="start" style:justify-single-word="false"/>
      <style:text-properties style:font-name="Ubuntu Mono" fo:font-size="12pt" officeooo:rsid="000e47dd" officeooo:paragraph-rsid="002f1763" style:font-size-asian="12pt" style:font-size-complex="12pt"/>
    </style:style>
    <style:style style:name="P105" style:family="paragraph" style:parent-style-name="Standard">
      <style:paragraph-properties fo:text-align="start" style:justify-single-word="false"/>
      <style:text-properties style:font-name="Ubuntu Mono" fo:font-size="12pt" officeooo:rsid="000e47dd" officeooo:paragraph-rsid="006807cc" style:font-size-asian="12pt" style:font-size-complex="12pt"/>
    </style:style>
    <style:style style:name="P106" style:family="paragraph" style:parent-style-name="Standard">
      <style:paragraph-properties fo:text-align="start" style:justify-single-word="false"/>
      <style:text-properties style:font-name="Ubuntu Mono" fo:font-size="12pt" officeooo:rsid="000e47dd" officeooo:paragraph-rsid="00bfba42" style:font-size-asian="12pt" style:font-size-complex="12pt"/>
    </style:style>
    <style:style style:name="P107" style:family="paragraph" style:parent-style-name="Standard">
      <style:paragraph-properties fo:text-align="start" style:justify-single-word="false"/>
      <style:text-properties style:font-name="Ubuntu Mono" fo:font-size="12pt" officeooo:rsid="000e47dd" officeooo:paragraph-rsid="00f94b8b" style:font-size-asian="12pt" style:font-size-complex="12pt"/>
    </style:style>
    <style:style style:name="P108" style:family="paragraph" style:parent-style-name="Standard">
      <style:paragraph-properties fo:text-align="start" style:justify-single-word="false"/>
      <style:text-properties style:font-name="Ubuntu Mono" fo:font-size="12pt" officeooo:rsid="000e47dd" officeooo:paragraph-rsid="010b516c" style:font-size-asian="12pt" style:font-size-complex="12pt"/>
    </style:style>
    <style:style style:name="P109" style:family="paragraph" style:parent-style-name="Standard">
      <style:paragraph-properties fo:text-align="start" style:justify-single-word="false"/>
      <style:text-properties style:font-name="Ubuntu Mono" fo:font-size="12pt" officeooo:rsid="000e47dd" officeooo:paragraph-rsid="01276935" style:font-size-asian="12pt" style:font-size-complex="12pt"/>
    </style:style>
    <style:style style:name="P110" style:family="paragraph" style:parent-style-name="Standard">
      <style:paragraph-properties fo:text-align="start" style:justify-single-word="false"/>
      <style:text-properties style:font-name="Ubuntu Mono" fo:font-size="12pt" officeooo:paragraph-rsid="0017e375" style:font-size-asian="12pt" style:font-size-complex="12pt"/>
    </style:style>
    <style:style style:name="P111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00e47dd" style:font-size-asian="12pt" style:font-size-complex="12pt"/>
    </style:style>
    <style:style style:name="P112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017e375" style:font-size-asian="12pt" style:font-size-complex="12pt"/>
    </style:style>
    <style:style style:name="P113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02f1763" style:font-size-asian="12pt" style:font-size-complex="12pt"/>
    </style:style>
    <style:style style:name="P114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06807cc" style:font-size-asian="12pt" style:font-size-complex="12pt"/>
    </style:style>
    <style:style style:name="P115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0f94b8b" style:font-size-asian="12pt" style:font-size-complex="12pt"/>
    </style:style>
    <style:style style:name="P116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10b516c" style:font-size-asian="12pt" style:font-size-complex="12pt"/>
    </style:style>
    <style:style style:name="P117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1276935" style:font-size-asian="12pt" style:font-size-complex="12pt"/>
    </style:style>
    <style:style style:name="P118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15886e5" style:font-size-asian="12pt" style:font-size-complex="12pt"/>
    </style:style>
    <style:style style:name="P119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15a0c85" style:font-size-asian="12pt" style:font-size-complex="12pt"/>
    </style:style>
    <style:style style:name="P120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15bca4c" style:font-size-asian="12pt" style:font-size-complex="12pt"/>
    </style:style>
    <style:style style:name="P121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15d81aa" style:font-size-asian="12pt" style:font-size-complex="12pt"/>
    </style:style>
    <style:style style:name="P122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164d955" style:font-size-asian="12pt" style:font-size-complex="12pt"/>
    </style:style>
    <style:style style:name="P123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166b23e" style:font-size-asian="12pt" style:font-size-complex="12pt"/>
    </style:style>
    <style:style style:name="P124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167229d" style:font-size-asian="12pt" style:font-size-complex="12pt"/>
    </style:style>
    <style:style style:name="P125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16911f1" style:font-size-asian="12pt" style:font-size-complex="12pt"/>
    </style:style>
    <style:style style:name="P126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16c4e19" style:font-size-asian="12pt" style:font-size-complex="12pt"/>
    </style:style>
    <style:style style:name="P127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16e9d62" style:font-size-asian="12pt" style:font-size-complex="12pt"/>
    </style:style>
    <style:style style:name="P128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171d9b3" style:font-size-asian="12pt" style:font-size-complex="12pt"/>
    </style:style>
    <style:style style:name="P129" style:family="paragraph" style:parent-style-name="Standard">
      <style:paragraph-properties fo:text-align="start" style:justify-single-word="false"/>
      <style:text-properties style:font-name="Ubuntu Mono" fo:font-size="12pt" officeooo:rsid="00101743" officeooo:paragraph-rsid="017abf5e" style:font-size-asian="12pt" style:font-size-complex="12pt"/>
    </style:style>
    <style:style style:name="P130" style:family="paragraph" style:parent-style-name="Standard">
      <style:paragraph-properties fo:text-align="start" style:justify-single-word="false"/>
      <style:text-properties style:font-name="Ubuntu Mono" fo:font-size="12pt" officeooo:rsid="001b59fa" officeooo:paragraph-rsid="0017e375" style:font-size-asian="12pt" style:font-size-complex="12pt"/>
    </style:style>
    <style:style style:name="P131" style:family="paragraph" style:parent-style-name="Standard">
      <style:paragraph-properties fo:text-align="start" style:justify-single-word="false"/>
      <style:text-properties style:font-name="Ubuntu Mono" fo:font-size="12pt" officeooo:rsid="001167f8" officeooo:paragraph-rsid="0134880c" style:font-size-asian="12pt" style:font-size-complex="12pt"/>
    </style:style>
    <style:style style:name="P132" style:family="paragraph" style:parent-style-name="Standard">
      <style:paragraph-properties fo:text-align="start" style:justify-single-word="false"/>
      <style:text-properties style:font-name="Ubuntu Mono" fo:font-size="12pt" officeooo:rsid="001167f8" officeooo:paragraph-rsid="013a3b7c" style:font-size-asian="12pt" style:font-size-complex="12pt"/>
    </style:style>
    <style:style style:name="P133" style:family="paragraph" style:parent-style-name="Standard">
      <style:paragraph-properties fo:text-align="start" style:justify-single-word="false"/>
      <style:text-properties style:font-name="Ubuntu Mono" fo:font-size="12pt" officeooo:rsid="0137cd21" officeooo:paragraph-rsid="013a3b7c" style:font-size-asian="12pt" style:font-size-complex="12pt"/>
    </style:style>
    <style:style style:name="P134" style:family="paragraph" style:parent-style-name="Preformatted_20_Text">
      <style:paragraph-properties fo:text-align="start" style:justify-single-word="false"/>
      <style:text-properties style:font-name="Lohit Assamese" fo:font-size="12pt" officeooo:rsid="001282da" officeooo:paragraph-rsid="001282da" style:font-size-asian="10.5pt" style:font-size-complex="12pt"/>
    </style:style>
    <style:style style:name="P135" style:family="paragraph" style:parent-style-name="Preformatted_20_Text">
      <style:paragraph-properties fo:text-align="start" style:justify-single-word="false"/>
      <style:text-properties style:font-name="Lohit Assamese" fo:font-size="12pt" officeooo:rsid="001282da" officeooo:paragraph-rsid="0014811b" style:font-size-asian="10.5pt" style:font-size-complex="12pt"/>
    </style:style>
    <style:style style:name="P136" style:family="paragraph" style:parent-style-name="Preformatted_20_Text">
      <style:paragraph-properties fo:text-align="start" style:justify-single-word="false"/>
      <style:text-properties style:font-name="Lohit Assamese" fo:font-size="12pt" officeooo:rsid="001282da" officeooo:paragraph-rsid="00895dde" style:font-size-asian="10.5pt" style:font-size-complex="12pt"/>
    </style:style>
    <style:style style:name="P137" style:family="paragraph" style:parent-style-name="Preformatted_20_Text">
      <style:paragraph-properties fo:text-align="start" style:justify-single-word="false"/>
      <style:text-properties style:font-name="Lohit Assamese" fo:font-size="12pt" officeooo:rsid="00310c2e" officeooo:paragraph-rsid="00310c2e" style:font-size-asian="10.5pt" style:font-size-complex="12pt"/>
    </style:style>
    <style:style style:name="P138" style:family="paragraph" style:parent-style-name="Preformatted_20_Text">
      <style:paragraph-properties fo:text-align="start" style:justify-single-word="false"/>
      <style:text-properties style:font-name="Lohit Assamese" fo:font-size="12pt" officeooo:rsid="00310c2e" officeooo:paragraph-rsid="00374dfc" style:font-size-asian="10.5pt" style:font-size-complex="12pt"/>
    </style:style>
    <style:style style:name="P139" style:family="paragraph" style:parent-style-name="Preformatted_20_Text">
      <style:paragraph-properties fo:text-align="start" style:justify-single-word="false"/>
      <style:text-properties style:font-name="Lohit Assamese" fo:font-size="12pt" officeooo:rsid="00310c2e" officeooo:paragraph-rsid="00393e73" style:font-size-asian="10.5pt" style:font-size-complex="12pt"/>
    </style:style>
    <style:style style:name="P140" style:family="paragraph" style:parent-style-name="Preformatted_20_Text">
      <style:paragraph-properties fo:text-align="start" style:justify-single-word="false"/>
      <style:text-properties style:font-name="Lohit Assamese" fo:font-size="12pt" officeooo:rsid="00310c2e" officeooo:paragraph-rsid="003b7192" style:font-size-asian="10.5pt" style:font-size-complex="12pt"/>
    </style:style>
    <style:style style:name="P141" style:family="paragraph" style:parent-style-name="Preformatted_20_Text">
      <style:paragraph-properties fo:text-align="start" style:justify-single-word="false"/>
      <style:text-properties style:font-name="Lohit Assamese" fo:font-size="12pt" officeooo:rsid="00310c2e" officeooo:paragraph-rsid="003db543" style:font-size-asian="10.5pt" style:font-size-complex="12pt"/>
    </style:style>
    <style:style style:name="P142" style:family="paragraph" style:parent-style-name="Preformatted_20_Text">
      <style:paragraph-properties fo:text-align="start" style:justify-single-word="false"/>
      <style:text-properties style:font-name="Lohit Assamese" fo:font-size="12pt" officeooo:rsid="00310c2e" officeooo:paragraph-rsid="00401cf9" style:font-size-asian="10.5pt" style:font-size-complex="12pt"/>
    </style:style>
    <style:style style:name="P143" style:family="paragraph" style:parent-style-name="Preformatted_20_Text">
      <style:paragraph-properties fo:text-align="start" style:justify-single-word="false"/>
      <style:text-properties style:font-name="Lohit Assamese" fo:font-size="12pt" officeooo:rsid="00310c2e" officeooo:paragraph-rsid="004410c1" style:font-size-asian="10.5pt" style:font-size-complex="12pt"/>
    </style:style>
    <style:style style:name="P144" style:family="paragraph" style:parent-style-name="Preformatted_20_Text">
      <style:paragraph-properties fo:text-align="start" style:justify-single-word="false"/>
      <style:text-properties style:font-name="Lohit Assamese" fo:font-size="12pt" officeooo:rsid="00310c2e" officeooo:paragraph-rsid="00730286" style:font-size-asian="10.5pt" style:font-size-complex="12pt"/>
    </style:style>
    <style:style style:name="P145" style:family="paragraph" style:parent-style-name="Preformatted_20_Text">
      <style:paragraph-properties fo:text-align="start" style:justify-single-word="false"/>
      <style:text-properties style:font-name="Lohit Assamese" fo:font-size="12pt" officeooo:rsid="00310c2e" officeooo:paragraph-rsid="00987f42" style:font-size-asian="10.5pt" style:font-size-complex="12pt"/>
    </style:style>
    <style:style style:name="P146" style:family="paragraph" style:parent-style-name="Preformatted_20_Text">
      <style:paragraph-properties fo:text-align="start" style:justify-single-word="false"/>
      <style:text-properties style:font-name="Lohit Assamese" fo:font-size="12pt" officeooo:rsid="00310c2e" officeooo:paragraph-rsid="00ac4520" style:font-size-asian="10.5pt" style:font-size-complex="12pt"/>
    </style:style>
    <style:style style:name="P147" style:family="paragraph" style:parent-style-name="Preformatted_20_Text">
      <style:paragraph-properties fo:text-align="start" style:justify-single-word="false"/>
      <style:text-properties style:font-name="Lohit Assamese" fo:font-size="12pt" officeooo:rsid="00310c2e" officeooo:paragraph-rsid="00bfba42" style:font-size-asian="10.5pt" style:font-size-complex="12pt"/>
    </style:style>
    <style:style style:name="P148" style:family="paragraph" style:parent-style-name="Preformatted_20_Text">
      <style:paragraph-properties fo:text-align="start" style:justify-single-word="false"/>
      <style:text-properties style:font-name="Lohit Assamese" fo:font-size="12pt" officeooo:rsid="00310c2e" officeooo:paragraph-rsid="00ea73e7" style:font-size-asian="10.5pt" style:font-size-complex="12pt"/>
    </style:style>
    <style:style style:name="P149" style:family="paragraph" style:parent-style-name="Preformatted_20_Text">
      <style:paragraph-properties fo:text-align="start" style:justify-single-word="false"/>
      <style:text-properties style:font-name="Lohit Assamese" fo:font-size="12pt" officeooo:rsid="00310c2e" officeooo:paragraph-rsid="010b516c" style:font-size-asian="10.5pt" style:font-size-complex="12pt"/>
    </style:style>
    <style:style style:name="P150" style:family="paragraph" style:parent-style-name="Preformatted_20_Text">
      <style:paragraph-properties fo:text-align="start" style:justify-single-word="false"/>
      <style:text-properties style:font-name="Lohit Assamese" fo:font-size="12pt" officeooo:rsid="00310c2e" officeooo:paragraph-rsid="01276935" style:font-size-asian="10.5pt" style:font-size-complex="12pt"/>
    </style:style>
    <style:style style:name="P151" style:family="paragraph" style:parent-style-name="Preformatted_20_Text">
      <style:paragraph-properties fo:text-align="start" style:justify-single-word="false"/>
      <style:text-properties style:font-name="Lohit Assamese" fo:font-size="12pt" officeooo:rsid="004eece4" officeooo:paragraph-rsid="009553cd" style:font-size-asian="10.5pt" style:font-size-complex="12pt"/>
    </style:style>
    <style:style style:name="P152" style:family="paragraph" style:parent-style-name="Preformatted_20_Text">
      <style:paragraph-properties fo:text-align="start" style:justify-single-word="false"/>
      <style:text-properties style:font-name="Lohit Assamese" fo:font-size="12pt" officeooo:rsid="004eece4" officeooo:paragraph-rsid="00987f42" style:font-size-asian="10.5pt" style:font-size-complex="12pt"/>
    </style:style>
    <style:style style:name="P153" style:family="paragraph" style:parent-style-name="Preformatted_20_Text">
      <style:paragraph-properties fo:text-align="start" style:justify-single-word="false"/>
      <style:text-properties style:font-name="Lohit Assamese" fo:font-size="12pt" officeooo:rsid="001dac7a" officeooo:paragraph-rsid="009553cd" style:font-size-asian="12pt" style:font-size-complex="12pt"/>
    </style:style>
    <style:style style:name="P154" style:family="paragraph" style:parent-style-name="Preformatted_20_Text">
      <style:paragraph-properties fo:text-align="start" style:justify-single-word="false"/>
      <style:text-properties style:font-name="Lohit Assamese" fo:font-size="12pt" officeooo:rsid="001dac7a" officeooo:paragraph-rsid="009c092f" style:font-size-asian="12pt" style:font-size-complex="12pt"/>
    </style:style>
    <style:style style:name="P155" style:family="paragraph" style:parent-style-name="Preformatted_20_Text">
      <style:paragraph-properties fo:text-align="start" style:justify-single-word="false"/>
      <style:text-properties style:font-name="Lohit Assamese" fo:font-size="12pt" officeooo:rsid="001dac7a" officeooo:paragraph-rsid="00a98b9d" style:font-size-asian="12pt" style:font-size-complex="12pt"/>
    </style:style>
    <style:style style:name="P156" style:family="paragraph" style:parent-style-name="Preformatted_20_Text">
      <style:paragraph-properties fo:text-align="start" style:justify-single-word="false"/>
      <style:text-properties style:font-name="Lohit Assamese" fo:font-size="12pt" officeooo:rsid="001dac7a" officeooo:paragraph-rsid="00bfba42" style:font-size-asian="12pt" style:font-size-complex="12pt"/>
    </style:style>
    <style:style style:name="P157" style:family="paragraph" style:parent-style-name="Preformatted_20_Text">
      <style:paragraph-properties fo:text-align="start" style:justify-single-word="false"/>
      <style:text-properties style:font-name="Lohit Assamese" fo:font-size="12pt" officeooo:rsid="001dac7a" officeooo:paragraph-rsid="002f1763" style:font-size-asian="12pt" style:font-size-complex="12pt"/>
    </style:style>
    <style:style style:name="P158" style:family="paragraph" style:parent-style-name="Preformatted_20_Text">
      <style:paragraph-properties fo:text-align="start" style:justify-single-word="false"/>
      <style:text-properties style:font-name="Lohit Assamese" fo:font-size="14pt" officeooo:rsid="000e47dd" officeooo:paragraph-rsid="001282da" style:font-size-asian="14pt" style:font-size-complex="14pt"/>
    </style:style>
    <style:style style:name="P159" style:family="paragraph" style:parent-style-name="Preformatted_20_Text">
      <style:paragraph-properties fo:text-align="start" style:justify-single-word="false"/>
      <style:text-properties style:font-name="Lohit Assamese" fo:font-size="14pt" officeooo:rsid="00647e41" officeooo:paragraph-rsid="0062359b" style:font-size-asian="14pt" style:font-size-complex="14pt"/>
    </style:style>
    <style:style style:name="P160" style:family="paragraph" style:parent-style-name="Preformatted_20_Text">
      <style:paragraph-properties fo:text-align="start" style:justify-single-word="false"/>
      <style:text-properties style:font-name="Lohit Assamese" fo:font-size="14pt" officeooo:rsid="00895dde" officeooo:paragraph-rsid="00895dde" style:font-size-asian="12.25pt" style:font-size-complex="14pt"/>
    </style:style>
    <style:style style:name="P161" style:family="paragraph" style:parent-style-name="Preformatted_20_Text">
      <style:paragraph-properties fo:text-align="start" style:justify-single-word="false"/>
      <style:text-properties style:font-name="Lohit Assamese" fo:font-size="14pt" officeooo:rsid="00895dde" officeooo:paragraph-rsid="008d362d" style:font-size-asian="12.25pt" style:font-size-complex="14pt"/>
    </style:style>
    <style:style style:name="P162" style:family="paragraph" style:parent-style-name="Preformatted_20_Text">
      <style:paragraph-properties fo:text-align="start" style:justify-single-word="false"/>
      <style:text-properties style:font-name="Lohit Assamese" fo:font-size="14pt" fo:font-weight="normal" officeooo:rsid="000e47dd" officeooo:paragraph-rsid="00ac4520" style:font-size-asian="14pt" style:font-weight-asian="normal" style:font-size-complex="14pt" style:font-weight-complex="normal"/>
    </style:style>
    <style:style style:name="P163" style:family="paragraph" style:parent-style-name="Preformatted_20_Text">
      <style:paragraph-properties fo:text-align="start" style:justify-single-word="false"/>
      <style:text-properties style:font-name="Lohit Assamese" fo:font-size="14pt" fo:font-weight="normal" officeooo:rsid="000e47dd" officeooo:paragraph-rsid="00bfba42" style:font-size-asian="14pt" style:font-weight-asian="normal" style:font-size-complex="14pt" style:font-weight-complex="normal"/>
    </style:style>
    <style:style style:name="P164" style:family="paragraph" style:parent-style-name="Preformatted_20_Text">
      <style:paragraph-properties fo:text-align="start" style:justify-single-word="false"/>
      <style:text-properties style:font-name="Lohit Assamese" fo:font-size="14pt" fo:font-weight="normal" officeooo:rsid="000e47dd" officeooo:paragraph-rsid="01276935" style:font-size-asian="14pt" style:font-weight-asian="normal" style:font-size-complex="14pt" style:font-weight-complex="normal"/>
    </style:style>
    <style:style style:name="P165" style:family="paragraph" style:parent-style-name="Preformatted_20_Text">
      <style:paragraph-properties fo:text-align="start" style:justify-single-word="false"/>
      <style:text-properties officeooo:paragraph-rsid="001282da"/>
    </style:style>
    <style:style style:name="P166" style:family="paragraph" style:parent-style-name="Preformatted_20_Text">
      <style:paragraph-properties fo:text-align="start" style:justify-single-word="false"/>
      <style:text-properties officeooo:paragraph-rsid="00730286"/>
    </style:style>
    <style:style style:name="P167" style:family="paragraph" style:parent-style-name="Preformatted_20_Text">
      <style:paragraph-properties fo:text-align="start" style:justify-single-word="false"/>
      <style:text-properties officeooo:paragraph-rsid="0076c633"/>
    </style:style>
    <style:style style:name="P168" style:family="paragraph" style:parent-style-name="Preformatted_20_Text">
      <style:paragraph-properties fo:text-align="start" style:justify-single-word="false"/>
      <style:text-properties officeooo:paragraph-rsid="0077c9ff"/>
    </style:style>
    <style:style style:name="P169" style:family="paragraph" style:parent-style-name="Preformatted_20_Text">
      <style:paragraph-properties fo:text-align="start" style:justify-single-word="false"/>
      <style:text-properties officeooo:paragraph-rsid="0078a47d"/>
    </style:style>
    <style:style style:name="P170" style:family="paragraph" style:parent-style-name="Preformatted_20_Text">
      <style:paragraph-properties fo:text-align="start" style:justify-single-word="false"/>
      <style:text-properties officeooo:paragraph-rsid="00895dde"/>
    </style:style>
    <style:style style:name="P171" style:family="paragraph" style:parent-style-name="Preformatted_20_Text">
      <style:paragraph-properties fo:text-align="start" style:justify-single-word="false"/>
      <style:text-properties officeooo:paragraph-rsid="008d362d"/>
    </style:style>
    <style:style style:name="P172" style:family="paragraph" style:parent-style-name="Preformatted_20_Text">
      <style:paragraph-properties fo:text-align="start" style:justify-single-word="false"/>
      <style:text-properties officeooo:paragraph-rsid="008d7dd6"/>
    </style:style>
    <style:style style:name="P173" style:family="paragraph" style:parent-style-name="Preformatted_20_Text">
      <style:paragraph-properties fo:text-align="start" style:justify-single-word="false"/>
      <style:text-properties officeooo:paragraph-rsid="00987f42"/>
    </style:style>
    <style:style style:name="P174" style:family="paragraph" style:parent-style-name="Preformatted_20_Text">
      <style:paragraph-properties fo:text-align="start" style:justify-single-word="false"/>
      <style:text-properties officeooo:paragraph-rsid="009b2ee9"/>
    </style:style>
    <style:style style:name="P175" style:family="paragraph" style:parent-style-name="Preformatted_20_Text">
      <style:paragraph-properties fo:text-align="start" style:justify-single-word="false"/>
      <style:text-properties officeooo:paragraph-rsid="00ac4520"/>
    </style:style>
    <style:style style:name="P176" style:family="paragraph" style:parent-style-name="Preformatted_20_Text">
      <style:paragraph-properties fo:text-align="start" style:justify-single-word="false"/>
      <style:text-properties officeooo:paragraph-rsid="00af6855"/>
    </style:style>
    <style:style style:name="P177" style:family="paragraph" style:parent-style-name="Preformatted_20_Text">
      <style:paragraph-properties fo:text-align="start" style:justify-single-word="false"/>
      <style:text-properties officeooo:paragraph-rsid="00bfba42"/>
    </style:style>
    <style:style style:name="P178" style:family="paragraph" style:parent-style-name="Preformatted_20_Text">
      <style:paragraph-properties fo:text-align="start" style:justify-single-word="false"/>
      <style:text-properties officeooo:paragraph-rsid="00ea73e7"/>
    </style:style>
    <style:style style:name="P179" style:family="paragraph" style:parent-style-name="Preformatted_20_Text">
      <style:paragraph-properties fo:text-align="start" style:justify-single-word="false"/>
      <style:text-properties officeooo:paragraph-rsid="00f0d7cc"/>
    </style:style>
    <style:style style:name="P180" style:family="paragraph" style:parent-style-name="Preformatted_20_Text">
      <style:paragraph-properties fo:text-align="start" style:justify-single-word="false"/>
      <style:text-properties officeooo:paragraph-rsid="010b516c"/>
    </style:style>
    <style:style style:name="P181" style:family="paragraph" style:parent-style-name="Preformatted_20_Text">
      <style:paragraph-properties fo:text-align="start" style:justify-single-word="false"/>
      <style:text-properties officeooo:paragraph-rsid="01276935"/>
    </style:style>
    <style:style style:name="P182" style:family="paragraph" style:parent-style-name="Preformatted_20_Text">
      <style:paragraph-properties fo:text-align="start" style:justify-single-word="false"/>
      <style:text-properties fo:font-size="12pt" officeooo:rsid="001dac7a" officeooo:paragraph-rsid="001dac7a" style:font-size-asian="12pt" style:font-size-complex="12pt"/>
    </style:style>
    <style:style style:name="P183" style:family="paragraph" style:parent-style-name="Preformatted_20_Text">
      <style:paragraph-properties fo:text-align="start" style:justify-single-word="false"/>
      <style:text-properties fo:font-size="12pt" officeooo:rsid="001dac7a" officeooo:paragraph-rsid="001fc5f9" style:font-size-asian="12pt" style:font-size-complex="12pt"/>
    </style:style>
    <style:style style:name="P184" style:family="paragraph" style:parent-style-name="Preformatted_20_Text">
      <style:paragraph-properties fo:text-align="start" style:justify-single-word="false"/>
      <style:text-properties fo:font-size="12pt" officeooo:rsid="001dac7a" officeooo:paragraph-rsid="002bf947" style:font-size-asian="12pt" style:font-size-complex="12pt"/>
    </style:style>
    <style:style style:name="P185" style:family="paragraph" style:parent-style-name="Preformatted_20_Text">
      <style:paragraph-properties fo:text-align="start" style:justify-single-word="false"/>
      <style:text-properties fo:font-size="12pt" officeooo:rsid="001dac7a" officeooo:paragraph-rsid="002ca01f" style:font-size-asian="12pt" style:font-size-complex="12pt"/>
    </style:style>
    <style:style style:name="P186" style:family="paragraph" style:parent-style-name="Preformatted_20_Text">
      <style:paragraph-properties fo:text-align="start" style:justify-single-word="false"/>
      <style:text-properties fo:font-size="12pt" officeooo:rsid="001dac7a" officeooo:paragraph-rsid="002f1763" style:font-size-asian="12pt" style:font-size-complex="12pt"/>
    </style:style>
    <style:style style:name="P187" style:family="paragraph" style:parent-style-name="Preformatted_20_Text">
      <style:paragraph-properties fo:text-align="start" style:justify-single-word="false"/>
      <style:text-properties fo:font-size="12pt" officeooo:rsid="001dac7a" officeooo:paragraph-rsid="006807cc" style:font-size-asian="12pt" style:font-size-complex="12pt"/>
    </style:style>
    <style:style style:name="P188" style:family="paragraph" style:parent-style-name="Preformatted_20_Text">
      <style:paragraph-properties fo:text-align="start" style:justify-single-word="false"/>
      <style:text-properties fo:font-size="12pt" officeooo:rsid="001dac7a" officeooo:paragraph-rsid="01276935" style:font-size-asian="12pt" style:font-size-complex="12pt"/>
    </style:style>
    <style:style style:name="P189" style:family="paragraph" style:parent-style-name="Preformatted_20_Text">
      <style:paragraph-properties fo:text-align="start" style:justify-single-word="false"/>
      <style:text-properties fo:font-size="12pt" officeooo:rsid="001dac7a" officeooo:paragraph-rsid="01509d49" style:font-size-asian="12pt" style:font-size-complex="12pt"/>
    </style:style>
    <style:style style:name="P190" style:family="paragraph" style:parent-style-name="Preformatted_20_Text">
      <style:paragraph-properties fo:text-align="start" style:justify-single-word="false"/>
      <style:text-properties fo:font-size="12pt" officeooo:rsid="001dac7a" officeooo:paragraph-rsid="015d81aa" style:font-size-asian="12pt" style:font-size-complex="12pt"/>
    </style:style>
    <style:style style:name="P191" style:family="paragraph" style:parent-style-name="Preformatted_20_Text">
      <style:paragraph-properties fo:text-align="start" style:justify-single-word="false"/>
      <style:text-properties style:font-name="Ubuntu Mono" fo:font-size="12pt" officeooo:rsid="001dac7a" officeooo:paragraph-rsid="001dac7a" style:font-size-asian="12pt" style:font-size-complex="12pt"/>
    </style:style>
    <style:style style:name="P192" style:family="paragraph" style:parent-style-name="Preformatted_20_Text">
      <style:paragraph-properties fo:text-align="start" style:justify-single-word="false"/>
      <style:text-properties fo:font-size="14pt" officeooo:rsid="0062359b" officeooo:paragraph-rsid="0062359b" style:font-size-asian="14pt" style:font-size-complex="14pt"/>
    </style:style>
    <style:style style:name="P193" style:family="paragraph" style:parent-style-name="Preformatted_20_Text">
      <style:paragraph-properties fo:text-align="start" style:justify-single-word="false"/>
      <style:text-properties fo:font-size="14pt" officeooo:rsid="0062359b" officeooo:paragraph-rsid="006807cc" style:font-size-asian="12.25pt" style:font-size-complex="14pt"/>
    </style:style>
    <style:style style:name="P194" style:family="paragraph" style:parent-style-name="Preformatted_20_Text">
      <style:paragraph-properties fo:text-align="start" style:justify-single-word="false"/>
      <style:text-properties fo:font-size="14pt" officeooo:rsid="00895dde" officeooo:paragraph-rsid="008d362d" style:font-size-asian="12.25pt" style:font-size-complex="14pt"/>
    </style:style>
    <style:style style:name="P195" style:family="paragraph" style:parent-style-name="Standard" style:list-style-name="L1">
      <style:paragraph-properties fo:text-align="start" style:justify-single-word="false"/>
      <style:text-properties style:font-name="Lohit Assamese" fo:font-size="12pt" officeooo:rsid="000e47dd" officeooo:paragraph-rsid="000e47dd" style:font-size-asian="10.5pt" style:font-size-complex="12pt"/>
    </style:style>
    <style:style style:name="P196" style:family="paragraph" style:parent-style-name="Standard">
      <style:paragraph-properties fo:text-align="start" style:justify-single-word="false"/>
      <style:text-properties style:font-name="Ubuntu Mono" fo:font-size="12pt" officeooo:rsid="012d5654" officeooo:paragraph-rsid="015886e5" style:font-size-asian="12pt" style:font-size-complex="12pt"/>
    </style:style>
    <style:style style:name="P197" style:family="paragraph" style:parent-style-name="Standard">
      <style:paragraph-properties fo:text-align="start" style:justify-single-word="false"/>
      <style:text-properties style:font-name="Ubuntu Mono" fo:font-size="12pt" officeooo:rsid="012d5654" officeooo:paragraph-rsid="015d81aa" style:font-size-asian="12pt" style:font-size-complex="12pt"/>
    </style:style>
    <style:style style:name="P198" style:family="paragraph" style:parent-style-name="Standard" style:list-style-name="L2">
      <style:paragraph-properties fo:text-align="start" style:justify-single-word="false"/>
      <style:text-properties officeooo:paragraph-rsid="01807658"/>
    </style:style>
    <style:style style:name="P199" style:family="paragraph" style:parent-style-name="Standard" style:list-style-name="L3">
      <style:paragraph-properties fo:text-align="start" style:justify-single-word="false"/>
      <style:text-properties officeooo:paragraph-rsid="017bc249"/>
    </style:style>
    <style:style style:name="P200" style:family="paragraph" style:parent-style-name="Standard" style:list-style-name="L3">
      <style:paragraph-properties fo:text-align="start" style:justify-single-word="false"/>
      <style:text-properties officeooo:paragraph-rsid="017abf5e"/>
    </style:style>
    <style:style style:name="P201" style:family="paragraph" style:parent-style-name="Preformatted_20_Text">
      <style:paragraph-properties fo:text-align="start" style:justify-single-word="false"/>
      <style:text-properties style:font-name="Lohit Assamese" fo:font-size="12pt" officeooo:rsid="001dac7a" officeooo:paragraph-rsid="00bfba42" style:font-size-asian="12pt" style:font-size-complex="12pt"/>
    </style:style>
    <style:style style:name="P202" style:family="paragraph" style:parent-style-name="Preformatted_20_Text">
      <style:paragraph-properties fo:text-align="start" style:justify-single-word="false"/>
      <style:text-properties style:font-name="Lohit Assamese" fo:font-size="12pt" officeooo:rsid="001dac7a" officeooo:paragraph-rsid="018bd35b" style:font-size-asian="12pt" style:font-size-complex="12pt"/>
    </style:style>
    <style:style style:name="T1" style:family="text">
      <style:text-properties style:font-name="Lohit Assamese"/>
    </style:style>
    <style:style style:name="T2" style:family="text">
      <style:text-properties style:font-name="Lohit Assamese" fo:font-size="12pt" style:font-size-asian="10.5pt" style:font-size-complex="12pt"/>
    </style:style>
    <style:style style:name="T3" style:family="text">
      <style:text-properties style:font-name="Lohit Assamese" fo:font-size="12pt" officeooo:rsid="000e47dd" style:font-size-asian="10.5pt" style:font-size-complex="12pt"/>
    </style:style>
    <style:style style:name="T4" style:family="text">
      <style:text-properties style:font-name="Lohit Assamese" fo:font-size="12pt" officeooo:rsid="004eece4" style:font-size-asian="10.5pt" style:font-size-complex="12pt"/>
    </style:style>
    <style:style style:name="T5" style:family="text">
      <style:text-properties style:font-name="Lohit Assamese" fo:font-size="12pt" officeooo:rsid="007965f6" style:font-size-asian="10.5pt" style:font-size-complex="12pt"/>
    </style:style>
    <style:style style:name="T6" style:family="text">
      <style:text-properties style:font-name="Lohit Assamese" fo:font-size="12pt" officeooo:rsid="007977fb" style:font-size-asian="10.5pt" style:font-size-complex="12pt"/>
    </style:style>
    <style:style style:name="T7" style:family="text">
      <style:text-properties style:font-name="Lohit Assamese" fo:font-size="12pt" officeooo:rsid="00c75123" style:font-size-asian="10.5pt" style:font-size-complex="12pt"/>
    </style:style>
    <style:style style:name="T8" style:family="text">
      <style:text-properties style:font-name="Lohit Assamese" fo:font-size="12pt" officeooo:rsid="00cd3e20" style:font-size-asian="10.5pt" style:font-size-complex="12pt"/>
    </style:style>
    <style:style style:name="T9" style:family="text">
      <style:text-properties style:font-name="Lohit Assamese" fo:font-size="12pt" officeooo:rsid="012b0d40" style:font-size-asian="10.5pt" style:font-size-complex="12pt"/>
    </style:style>
    <style:style style:name="T10" style:family="text">
      <style:text-properties style:font-name="Lohit Assamese" fo:font-size="12pt" officeooo:rsid="00101743" style:font-size-asian="12pt" style:font-size-complex="12pt"/>
    </style:style>
    <style:style style:name="T11" style:family="text">
      <style:text-properties style:font-name="Lohit Assamese" fo:font-size="12pt" fo:font-style="normal" officeooo:rsid="00a98b9d" style:font-size-asian="10.5pt" style:font-style-asian="normal" style:font-size-complex="12pt" style:font-style-complex="normal"/>
    </style:style>
    <style:style style:name="T12" style:family="text">
      <style:text-properties style:font-name="Lohit Assamese" fo:font-size="12pt" fo:font-style="normal" officeooo:rsid="001fc5f9" style:font-size-asian="12pt" style:font-style-asian="normal" style:font-size-complex="12pt" style:font-style-complex="normal"/>
    </style:style>
    <style:style style:name="T13" style:family="text">
      <style:text-properties style:font-name="Lohit Assamese" fo:font-size="12pt" fo:font-style="normal" officeooo:rsid="010b516c" style:font-size-asian="12pt" style:font-style-asian="normal" style:font-size-complex="12pt" style:font-style-complex="normal"/>
    </style:style>
    <style:style style:name="T14" style:family="text">
      <style:text-properties style:font-name="Lohit Assamese" fo:font-size="12pt" fo:font-style="normal" officeooo:rsid="017bc249" style:font-size-asian="12pt" style:font-style-asian="normal" style:font-size-complex="12pt" style:font-style-complex="normal"/>
    </style:style>
    <style:style style:name="T15" style:family="text">
      <style:text-properties style:font-name="Lohit Assamese" fo:font-size="12pt" fo:font-style="normal" officeooo:rsid="017e4e77" style:font-size-asian="12pt" style:font-style-asian="normal" style:font-size-complex="12pt" style:font-style-complex="normal"/>
    </style:style>
    <style:style style:name="T16" style:family="text">
      <style:text-properties style:font-name="Lohit Assamese" fo:font-size="12pt" fo:font-style="normal" officeooo:rsid="0171d9b3" style:font-size-asian="12pt" style:font-style-asian="normal" style:font-size-complex="12pt" style:font-style-complex="normal"/>
    </style:style>
    <style:style style:name="T17" style:family="text">
      <style:text-properties style:font-name="Lohit Assamese" fo:font-size="12pt" fo:font-style="normal" officeooo:rsid="0175ab84" style:font-size-asian="12pt" style:font-style-asian="normal" style:font-size-complex="12pt" style:font-style-complex="normal"/>
    </style:style>
    <style:style style:name="T18" style:family="text">
      <style:text-properties style:font-name="Lohit Assamese" fo:font-size="12pt" fo:font-style="normal" officeooo:rsid="01807658" style:font-size-asian="12pt" style:font-style-asian="normal" style:font-size-complex="12pt" style:font-style-complex="normal"/>
    </style:style>
    <style:style style:name="T19" style:family="text">
      <style:text-properties style:font-name="Lohit Assamese" fo:font-size="12pt" fo:font-style="normal" officeooo:rsid="018bd35b" style:font-size-asian="12pt" style:font-style-asian="normal" style:font-size-complex="12pt" style:font-style-complex="normal"/>
    </style:style>
    <style:style style:name="T20" style:family="text">
      <style:text-properties style:font-name="Lohit Assamese" fo:font-size="12pt" fo:font-style="italic" officeooo:rsid="001fc5f9" style:font-size-asian="12pt" style:font-style-asian="italic" style:font-size-complex="12pt" style:font-style-complex="italic"/>
    </style:style>
    <style:style style:name="T21" style:family="text">
      <style:text-properties style:font-name="Lohit Assamese" fo:font-size="10pt" style:font-size-asian="10pt" style:font-size-complex="10pt"/>
    </style:style>
    <style:style style:name="T22" style:family="text">
      <style:text-properties style:font-name="Lohit Assamese" fo:font-size="10pt" officeooo:rsid="00101743" style:font-size-asian="10pt" style:font-size-complex="10pt"/>
    </style:style>
    <style:style style:name="T23" style:family="text">
      <style:text-properties style:font-name="Lohit Assamese" fo:font-size="10pt" officeooo:rsid="0022e6c7" style:font-size-asian="10pt" style:font-size-complex="10pt"/>
    </style:style>
    <style:style style:name="T24" style:family="text">
      <style:text-properties style:font-name="Lohit Assamese" officeooo:rsid="00101743"/>
    </style:style>
    <style:style style:name="T25" style:family="text">
      <style:text-properties style:font-name="Lohit Assamese" officeooo:rsid="001167f8"/>
    </style:style>
    <style:style style:name="T26" style:family="text">
      <style:text-properties style:font-name="Lohit Assamese" officeooo:rsid="001c2fd7"/>
    </style:style>
    <style:style style:name="T27" style:family="text">
      <style:text-properties style:font-name="Lohit Assamese" fo:font-size="14pt" officeooo:rsid="00987f42" style:font-size-asian="12.25pt" style:font-size-complex="14pt"/>
    </style:style>
    <style:style style:name="T28" style:family="text">
      <style:text-properties style:font-name="Lohit Assamese" fo:font-size="14pt" fo:font-style="normal" officeooo:rsid="011fbb5e" style:font-size-asian="12.25pt" style:font-style-asian="normal" style:font-size-complex="14pt" style:font-style-complex="normal"/>
    </style:style>
    <style:style style:name="T29" style:family="text">
      <style:text-properties style:font-name="Lohit Assamese" fo:font-size="14pt" fo:font-style="normal" officeooo:rsid="01487b18" style:font-size-asian="12.25pt" style:font-style-asian="normal" style:font-size-complex="14pt" style:font-style-complex="normal"/>
    </style:style>
    <style:style style:name="T30" style:family="text">
      <style:text-properties style:font-name="Lohit Assamese" fo:font-size="14pt" fo:font-style="normal" officeooo:rsid="01509d49" style:font-size-asian="14pt" style:font-style-asian="normal" style:font-size-complex="14pt" style:font-style-complex="normal"/>
    </style:style>
    <style:style style:name="T31" style:family="text">
      <style:text-properties style:font-name="Lohit Assamese" fo:font-size="14pt" fo:font-style="normal" officeooo:rsid="015d81aa" style:font-size-asian="14pt" style:font-style-asian="normal" style:font-size-complex="14pt" style:font-style-complex="normal"/>
    </style:style>
    <style:style style:name="T32" style:family="text">
      <style:text-properties style:font-name="Lohit Assamese" fo:font-size="14pt" fo:font-style="normal" officeooo:rsid="018bd35b" style:font-size-asian="14pt" style:font-style-asian="normal" style:font-size-complex="14pt" style:font-style-complex="normal"/>
    </style:style>
    <style:style style:name="T33" style:family="text">
      <style:text-properties style:font-name="Lohit Assamese" officeooo:rsid="0061a550"/>
    </style:style>
    <style:style style:name="T34" style:family="text">
      <style:text-properties style:font-name="Lohit Assamese" fo:font-weight="normal" style:font-weight-asian="normal" style:font-weight-complex="normal"/>
    </style:style>
    <style:style style:name="T35" style:family="text">
      <style:text-properties style:font-name="Lohit Assamese" officeooo:rsid="00647e41"/>
    </style:style>
    <style:style style:name="T36" style:family="text">
      <style:text-properties style:font-name="Lohit Assamese" officeooo:rsid="00660c92"/>
    </style:style>
    <style:style style:name="T37" style:family="text">
      <style:text-properties style:font-name="Lohit Assamese" officeooo:rsid="0071960c"/>
    </style:style>
    <style:style style:name="T38" style:family="text">
      <style:text-properties style:font-name="Lohit Assamese" fo:font-style="italic" officeooo:rsid="001fc5f9" style:font-style-asian="italic" style:font-style-complex="italic"/>
    </style:style>
    <style:style style:name="T39" style:family="text">
      <style:text-properties style:font-name="Lohit Assamese" fo:font-style="normal" style:font-style-asian="normal" style:font-style-complex="normal"/>
    </style:style>
    <style:style style:name="T40" style:family="text">
      <style:text-properties style:font-name="Lohit Assamese" fo:font-style="normal" officeooo:rsid="001fc5f9" style:font-style-asian="normal" style:font-style-complex="normal"/>
    </style:style>
    <style:style style:name="T41" style:family="text">
      <style:text-properties style:font-name="Lohit Assamese" fo:font-style="normal" officeooo:rsid="001167f8" style:font-style-asian="normal" style:font-style-complex="normal"/>
    </style:style>
    <style:style style:name="T42" style:family="text">
      <style:text-properties style:font-name="Lohit Assamese" fo:font-style="normal" officeooo:rsid="015bca4c" style:font-style-asian="normal" style:font-style-complex="normal"/>
    </style:style>
    <style:style style:name="T43" style:family="text">
      <style:text-properties style:font-name="Lohit Assamese" fo:font-style="normal" officeooo:rsid="0164d955" style:font-style-asian="normal" style:font-style-complex="normal"/>
    </style:style>
    <style:style style:name="T44" style:family="text">
      <style:text-properties style:font-name="Lohit Assamese" fo:font-style="normal" officeooo:rsid="0166b23e" style:font-style-asian="normal" style:font-style-complex="normal"/>
    </style:style>
    <style:style style:name="T45" style:family="text">
      <style:text-properties style:font-name="Lohit Assamese" fo:font-style="normal" officeooo:rsid="0167229d" style:font-style-asian="normal" style:font-style-complex="normal"/>
    </style:style>
    <style:style style:name="T46" style:family="text">
      <style:text-properties style:font-name="Lohit Assamese" fo:font-style="normal" officeooo:rsid="016911f1" style:font-style-asian="normal" style:font-style-complex="normal"/>
    </style:style>
    <style:style style:name="T47" style:family="text">
      <style:text-properties style:font-name="Lohit Assamese" fo:font-style="normal" officeooo:rsid="016c4e19" style:font-style-asian="normal" style:font-style-complex="normal"/>
    </style:style>
    <style:style style:name="T48" style:family="text">
      <style:text-properties style:font-name="Lohit Assamese" fo:font-style="normal" officeooo:rsid="016de7e4" style:font-style-asian="normal" style:font-style-complex="normal"/>
    </style:style>
    <style:style style:name="T49" style:family="text">
      <style:text-properties style:font-name="Lohit Assamese" fo:font-style="normal" officeooo:rsid="016e9d62" style:font-style-asian="normal" style:font-style-complex="normal"/>
    </style:style>
    <style:style style:name="T50" style:family="text">
      <style:text-properties style:font-name="Lohit Assamese" fo:font-style="normal" officeooo:rsid="0171d9b3" style:font-style-asian="normal" style:font-style-complex="normal"/>
    </style:style>
    <style:style style:name="T51" style:family="text">
      <style:text-properties style:font-name="Lohit Assamese" fo:font-style="normal" officeooo:rsid="0175ab84" style:font-style-asian="normal" style:font-style-complex="normal"/>
    </style:style>
    <style:style style:name="T52" style:family="text">
      <style:text-properties style:font-name="Lohit Assamese" fo:font-style="normal" officeooo:rsid="018bd35b" style:font-style-asian="normal" style:font-style-complex="normal"/>
    </style:style>
    <style:style style:name="T53" style:family="text">
      <style:text-properties style:font-name="Lohit Assamese" fo:font-style="normal" officeooo:rsid="01509d49" style:font-size-asian="10.5pt" style:font-style-asian="normal" style:font-style-complex="normal"/>
    </style:style>
    <style:style style:name="T54" style:family="text">
      <style:text-properties style:font-name="Lohit Assamese" fo:font-style="normal" officeooo:rsid="015308ac" style:font-size-asian="10.5pt" style:font-style-asian="normal" style:font-style-complex="normal"/>
    </style:style>
    <style:style style:name="T55" style:family="text">
      <style:text-properties style:font-name="Lohit Assamese" fo:font-style="normal" officeooo:rsid="01605674" style:font-size-asian="10.5pt" style:font-style-asian="normal" style:font-style-complex="normal"/>
    </style:style>
    <style:style style:name="T56" style:family="text">
      <style:text-properties style:font-name="Lohit Assamese" fo:font-style="normal" officeooo:rsid="016105bb" style:font-size-asian="10.5pt" style:font-style-asian="normal" style:font-style-complex="normal"/>
    </style:style>
    <style:style style:name="T57" style:family="text">
      <style:text-properties style:font-name="Lohit Assamese" officeooo:rsid="007965f6"/>
    </style:style>
    <style:style style:name="T58" style:family="text">
      <style:text-properties style:font-name="Lohit Assamese" officeooo:rsid="007977fb"/>
    </style:style>
    <style:style style:name="T59" style:family="text">
      <style:text-properties style:font-name="Lohit Assamese" officeooo:rsid="009814d8"/>
    </style:style>
    <style:style style:name="T60" style:family="text">
      <style:text-properties style:font-name="Lohit Assamese" officeooo:rsid="00a0d4eb"/>
    </style:style>
    <style:style style:name="T61" style:family="text">
      <style:text-properties style:font-name="Lohit Assamese" officeooo:rsid="00e1fceb"/>
    </style:style>
    <style:style style:name="T62" style:family="text">
      <style:text-properties style:font-name="Lohit Assamese" officeooo:rsid="00e358ae"/>
    </style:style>
    <style:style style:name="T63" style:family="text">
      <style:text-properties style:font-name="Lohit Assamese" officeooo:rsid="00ffaf74"/>
    </style:style>
    <style:style style:name="T64" style:family="text">
      <style:text-properties style:font-name="Lohit Assamese" officeooo:rsid="0117e06d"/>
    </style:style>
    <style:style style:name="T65" style:family="text">
      <style:text-properties style:font-name="Lohit Assamese" officeooo:rsid="013690ed"/>
    </style:style>
    <style:style style:name="T66" style:family="text">
      <style:text-properties style:font-name="Lohit Assamese" officeooo:rsid="0140ff8c"/>
    </style:style>
    <style:style style:name="T67" style:family="text">
      <style:text-properties style:font-name="Lohit Assamese" officeooo:rsid="01509d49"/>
    </style:style>
    <style:style style:name="T68" style:family="text">
      <style:text-properties officeooo:rsid="00101743"/>
    </style:style>
    <style:style style:name="T69" style:family="text">
      <style:text-properties fo:font-size="10pt" officeooo:rsid="00101743" style:font-size-asian="10pt" style:font-size-complex="10pt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fo:font-size="12pt" officeooo:rsid="00101743" style:font-size-asian="12pt" style:font-size-complex="12pt"/>
    </style:style>
    <style:style style:name="T72" style:family="text">
      <style:text-properties fo:font-size="12pt" officeooo:rsid="00d18706" style:font-size-asian="12pt" style:font-size-complex="12pt"/>
    </style:style>
    <style:style style:name="T73" style:family="text">
      <style:text-properties officeooo:rsid="001282da"/>
    </style:style>
    <style:style style:name="T74" style:family="text">
      <style:text-properties officeooo:rsid="00475a3e" style:font-size-asian="12pt"/>
    </style:style>
    <style:style style:name="T75" style:family="text">
      <style:text-properties officeooo:rsid="001fc5f9"/>
    </style:style>
    <style:style style:name="T76" style:family="text">
      <style:text-properties fo:font-style="normal" officeooo:rsid="001fc5f9" style:font-style-asian="normal" style:font-style-complex="normal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0c38ef5" style:font-weight-asian="normal" style:font-weight-complex="normal"/>
    </style:style>
    <style:style style:name="T79" style:family="text">
      <style:text-properties fo:font-weight="normal" officeooo:rsid="00ec13ef" style:font-weight-asian="normal" style:font-weight-complex="normal"/>
    </style:style>
    <style:style style:name="T80" style:family="text">
      <style:text-properties fo:font-weight="normal" officeooo:rsid="00eca912" style:font-weight-asian="normal" style:font-weight-complex="normal"/>
    </style:style>
    <style:style style:name="T81" style:family="text">
      <style:text-properties fo:font-weight="normal" officeooo:rsid="010ba019" style:font-weight-asian="normal" style:font-weight-complex="normal"/>
    </style:style>
    <style:style style:name="T82" style:family="text">
      <style:text-properties style:font-name="Ubuntu Mono"/>
    </style:style>
    <style:style style:name="T83" style:family="text">
      <style:text-properties style:font-name="Ubuntu Mono" style:font-size-asian="12pt"/>
    </style:style>
    <style:style style:name="T84" style:family="text">
      <style:text-properties style:font-name="Ubuntu Mono" officeooo:rsid="004410c1" style:font-size-asian="12pt"/>
    </style:style>
    <style:style style:name="T85" style:family="text">
      <style:text-properties style:font-name="Ubuntu Mono" fo:font-size="12pt" style:font-size-asian="12pt" style:font-size-complex="12pt"/>
    </style:style>
    <style:style style:name="T86" style:family="text">
      <style:text-properties style:font-name="Ubuntu Mono" fo:font-size="12pt" officeooo:rsid="001282da" style:font-size-asian="12pt" style:font-size-complex="12pt"/>
    </style:style>
    <style:style style:name="T87" style:family="text">
      <style:text-properties style:font-name="Ubuntu Mono" fo:font-size="12pt" officeooo:rsid="00101743" style:font-size-asian="12pt" style:font-size-complex="12pt"/>
    </style:style>
    <style:style style:name="T88" style:family="text">
      <style:text-properties style:font-name="Ubuntu Mono" fo:font-size="12pt" officeooo:rsid="0014811b" style:font-size-asian="12pt" style:font-size-complex="12pt"/>
    </style:style>
    <style:style style:name="T89" style:family="text">
      <style:text-properties style:font-name="Ubuntu Mono" fo:font-size="12pt" officeooo:rsid="00310c2e" style:font-size-asian="12pt" style:font-size-complex="12pt"/>
    </style:style>
    <style:style style:name="T90" style:family="text">
      <style:text-properties style:font-name="Ubuntu Mono" fo:font-size="12pt" officeooo:rsid="00d18706" style:font-size-asian="12pt" style:font-size-complex="12pt"/>
    </style:style>
    <style:style style:name="T91" style:family="text">
      <style:text-properties style:font-name="Ubuntu Mono" fo:font-size="12pt" officeooo:rsid="01169bc0" style:font-size-asian="12pt" style:font-size-complex="12pt"/>
    </style:style>
    <style:style style:name="T92" style:family="text">
      <style:text-properties style:font-name="Ubuntu Mono" fo:font-size="12pt" officeooo:rsid="012d5654" style:font-size-asian="12pt" style:font-size-complex="12pt"/>
    </style:style>
    <style:style style:name="T93" style:family="text">
      <style:text-properties style:font-name="Ubuntu Mono" fo:font-size="12pt" officeooo:rsid="001282da" style:font-size-asian="10.5pt" style:font-size-complex="12pt"/>
    </style:style>
    <style:style style:name="T94" style:family="text">
      <style:text-properties style:font-name="Ubuntu Mono" officeooo:rsid="00101743"/>
    </style:style>
    <style:style style:name="T95" style:family="text">
      <style:text-properties style:font-name="Ubuntu Mono" officeooo:rsid="001fc5f9"/>
    </style:style>
    <style:style style:name="T96" style:family="text">
      <style:text-properties style:font-name="Ubuntu Mono" fo:font-style="italic" officeooo:rsid="001fc5f9" style:font-style-asian="italic" style:font-style-complex="italic"/>
    </style:style>
    <style:style style:name="T97" style:family="text">
      <style:text-properties style:font-name="Ubuntu Mono" fo:font-style="normal" style:font-style-asian="normal" style:font-style-complex="normal"/>
    </style:style>
    <style:style style:name="T98" style:family="text">
      <style:text-properties style:font-name="Ubuntu Mono" fo:font-style="normal" officeooo:rsid="001fc5f9" style:font-style-asian="normal" style:font-style-complex="normal"/>
    </style:style>
    <style:style style:name="T99" style:family="text">
      <style:text-properties style:font-name="Ubuntu Mono" officeooo:rsid="0014811b"/>
    </style:style>
    <style:style style:name="T100" style:family="text">
      <style:text-properties style:font-name="Ubuntu Mono" officeooo:rsid="00b5c196"/>
    </style:style>
    <style:style style:name="T101" style:family="text">
      <style:text-properties officeooo:rsid="006eeaf8"/>
    </style:style>
    <style:style style:name="T102" style:family="text">
      <style:text-properties officeooo:rsid="007965f6"/>
    </style:style>
    <style:style style:name="T103" style:family="text">
      <style:text-properties officeooo:rsid="007977fb"/>
    </style:style>
    <style:style style:name="T104" style:family="text">
      <style:text-properties officeooo:rsid="00c12677"/>
    </style:style>
    <style:style style:name="T105" style:family="text">
      <style:text-properties officeooo:rsid="00ec13ef"/>
    </style:style>
    <style:style style:name="T106" style:family="text">
      <style:text-properties officeooo:rsid="010ba019"/>
    </style:style>
    <style:style style:name="T107" style:family="text">
      <style:text-properties officeooo:rsid="0183fbd7"/>
    </style:style>
    <style:style style:name="T108" style:family="text">
      <style:text-properties officeooo:rsid="018a13bc"/>
    </style:style>
    <style:style style:name="T109" style:family="text">
      <style:text-properties style:font-name="Lohit Assamese"/>
    </style:style>
    <style:style style:name="T110" style:family="text">
      <style:text-properties style:font-name="Lohit Assamese" officeooo:rsid="018bd35b"/>
    </style:style>
    <style:style style:name="T111" style:family="text">
      <style:text-properties style:font-name="Ubuntu Mono"/>
    </style:style>
    <style:style style:name="T112" style:family="text">
      <style:text-properties style:font-name="Ubuntu Mono" officeooo:rsid="018bd35b"/>
    </style:style>
    <style:style style:name="T113" style:family="text">
      <style:text-properties style:font-name="Ubuntu Mono" style:text-underline-style="solid" style:text-underline-width="auto" style:text-underline-color="font-color"/>
    </style:style>
    <style:style style:name="T114" style:family="text">
      <style:text-properties style:font-name="Ubuntu Mono" fo:font-style="italic" officeooo:rsid="018bd35b" style:font-style-asian="italic" style:font-style-complex="italic"/>
    </style:style>
    <style:style style:name="T115" style:family="text">
      <style:text-properties style:font-name="Ubuntu Mono" fo:font-style="italic" style:text-underline-style="none" style:font-style-asian="italic" style:font-style-complex="italic"/>
    </style:style>
    <style:style style:name="T116" style:family="text">
      <style:text-properties style:font-name="Ubuntu Mono"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INSTALLATION AND RUNNING OF CGAL</text:p>
      <text:list xml:id="list1165008996" text:style-name="L1">
        <text:list-header>
          <text:p text:style-name="P195"/>
        </text:list-header>
      </text:list>
      <text:p text:style-name="P51"/>
      <text:p text:style-name="P52">Please install everything in the given order. <text:span text:style-name="T108">I suggest installing ubuntu 18.04. Read all instructions before installing anything.</text:span></text:p>
      <text:p text:style-name="P51"/>
      <text:p text:style-name="P51">Initial Installations</text:p>
      <text:p text:style-name="P134"><text:span text:style-name="Source_20_Text"><text:span text:style-name="T70"/></text:span></text:p>
      <text:p text:style-name="P134"><text:span text:style-name="Source_20_Text"><text:span text:style-name="T83">sudo apt-get update</text:span></text:span></text:p>
      <text:p text:style-name="P134"><text:span text:style-name="Source_20_Text"><text:span text:style-name="T83"/></text:span></text:p>
      <text:p text:style-name="P134"><text:span text:style-name="Source_20_Text"><text:span text:style-name="T83">sudo apt-get upgrade</text:span></text:span></text:p>
      <text:p text:style-name="P134"><text:span text:style-name="Source_20_Text"><text:span text:style-name="T83"/></text:span></text:p>
      <text:p text:style-name="P135"><text:span text:style-name="Source_20_Text"><text:span text:style-name="T83">sudo apt-get install gcc</text:span></text:span></text:p>
      <text:p text:style-name="P135"><text:span text:style-name="Source_20_Text"><text:span text:style-name="T83"><text:s/></text:span></text:span></text:p>
      <text:p text:style-name="P134"><text:span text:style-name="Source_20_Text"><text:span text:style-name="T83">sudo apt-get install build-essential</text:span></text:span></text:p>
      <text:p text:style-name="P134"><text:span text:style-name="Source_20_Text"><text:span text:style-name="T83"/></text:span></text:p>
      <text:p text:style-name="P165"><text:span text:style-name="Teletype"><text:span text:style-name="T86">sudo apt-get install </text:span></text:span><text:span text:style-name="Teletype"><text:span text:style-name="T85">libc6-dev</text:span></text:span></text:p>
      <text:p text:style-name="P165"><text:span text:style-name="Teletype"><text:span text:style-name="T85"/></text:span></text:p>
      <text:p text:style-name="P165"><text:span text:style-name="Teletype"><text:span text:style-name="T86">sudo apt-get install g++-multilib</text:span></text:span></text:p>
      <text:p text:style-name="P165"><text:span text:style-name="Teletype"><text:span text:style-name="T86"/></text:span></text:p>
      <text:p text:style-name="P64"><text:span text:style-name="Teletype"><text:span text:style-name="T86">sudo apt-get install </text:span></text:span><text:span text:style-name="Teletype"><text:span text:style-name="T93">libc6-dev-i386</text:span></text:span></text:p>
      <text:p text:style-name="P64"><text:span text:style-name="Teletype"><text:span text:style-name="T93"/></text:span></text:p>
      <text:p text:style-name="P165"><text:span text:style-name="Teletype"><text:span text:style-name="T86">sudo apt-get install libstdc++5</text:span></text:span></text:p>
      <text:p text:style-name="P165"><text:span text:style-name="Teletype"><text:span text:style-name="T86"/></text:span></text:p>
      <text:p text:style-name="P165"><text:span text:style-name="Teletype"><text:span text:style-name="T86">sudo apt-get install libstdc++5-3.3-dev</text:span></text:span></text:p>
      <text:p text:style-name="P165"><text:span text:style-name="Teletype"><text:span text:style-name="T86"/></text:span></text:p>
      <text:p text:style-name="P165"><text:span text:style-name="Source_20_Text"><text:span text:style-name="T86">sudo apt-get install m4</text:span></text:span></text:p>
      <text:p text:style-name="P158"/>
      <text:p text:style-name="P47"><text:span text:style-name="T73">1. </text:span><text:span text:style-name="T77">CMAKE</text:span></text:p>
      <text:p text:style-name="P53"/>
      <text:p text:style-name="P15">Initial Steps:-</text:p>
      <text:p text:style-name="P15"/>
      <text:p text:style-name="P146"><text:span text:style-name="Source_20_Text"><text:span text:style-name="T83">sudo apt-get </text:span></text:span><text:span text:style-name="Source_20_Text"><text:span text:style-name="T84">update</text:span></text:span></text:p>
      <text:p text:style-name="P146"><text:span text:style-name="Source_20_Text"><text:span text:style-name="T84"/></text:span></text:p>
      <text:p text:style-name="P175"><text:span text:style-name="Source_20_Text"><text:span text:style-name="T89">sudo apt-get install cmake-qt-gui</text:span></text:span></text:p>
      <text:p text:style-name="P175"><text:span text:style-name="Source_20_Text"><text:span text:style-name="T89"/></text:span></text:p>
      <text:p text:style-name="P176"><text:span text:style-name="Source_20_Text"><text:span text:style-name="T89">sudo apt-get install cmake-gui</text:span></text:span></text:p>
      <text:p text:style-name="P162"/>
      <text:p text:style-name="P1">go to <text:a xlink:type="simple" xlink:href="https://cmake.org/download/" text:style-name="Internet_20_link" text:visited-style-name="Visited_20_Internet_20_Link">https://cmake.org/download/</text:a></text:p>
      <text:p text:style-name="P1">Download the latest version in Unix/Linux Source category.</text:p>
      <text:p text:style-name="P1">Eg: cmake-3.11.1.tar.gz , cmake-3.11.1.tar.Z</text:p>
      <text:p text:style-name="P1"><text:s text:c="12"/>Extract the downloaded file.</text:p>
      <text:p text:style-name="P1"><text:s text:c="12"/>Copy it to the home folder.</text:p>
      <text:p text:style-name="P1">Go to the copied folder in home and open a terminal</text:p>
      <text:p text:style-name="P71"><text:span text:style-name="T21">(the terminal should</text:span><text:span text:style-name="T22"> have address like this </text:span><text:a xlink:type="simple" xlink:href="mailto:dev@dev-computer" text:style-name="Internet_20_link" text:visited-style-name="Visited_20_Internet_20_Link"><text:span text:style-name="T22">dev@dev-computer</text:span></text:a><text:span text:style-name="T22">:~/&lt;example&gt;$)</text:span></text:p>
      <text:p text:style-name="P71"><text:span text:style-name="T22"><text:s text:c="14"/></text:span><text:span text:style-name="T10"><text:s/>in the terminal run the following commands :-</text:span></text:p>
      <text:p text:style-name="P57"><text:s text:c="15"/></text:p>
      <text:p text:style-name="P74"><text:span text:style-name="T22"><text:s text:c="16"/></text:span><text:span text:style-name="T87">./</text:span><text:span text:style-name="T88">configure</text:span></text:p>
      <text:p text:style-name="P100"><text:span text:style-name="T69"><text:s text:c="9"/></text:span><text:span text:style-name="T71">./bootstrap</text:span></text:p>
      <text:p text:style-name="P111"><text:s text:c="8"/>sudo make </text:p>
      <text:p text:style-name="P111"><text:s text:c="8"/>sudo make install</text:p>
      <text:p text:style-name="P102"><text:soft-page-break/></text:p>
      <text:p text:style-name="P83"><text:span text:style-name="T24"><text:s text:c="13"/>(if any of these commands does’nt work add or remove sudo from it</text:span><text:span text:style-name="T25">)</text:span></text:p>
      <text:p text:style-name="P28"/>
      <text:p text:style-name="P35">These steps should lead to a successful installation of cmake.</text:p>
      <text:p text:style-name="P35"/>
      <text:p text:style-name="P184"><text:span text:style-name="Source_20_Text"><text:span text:style-name="T38">Restart the system </text:span></text:span><text:span text:style-name="Source_20_Text"><text:span text:style-name="T40">(imp)</text:span></text:span></text:p>
      <text:p text:style-name="P35"/>
      <text:p text:style-name="P98"><text:span text:style-name="T24">2. </text:span><text:span text:style-name="T34">BOOST LIBRARIES</text:span></text:p>
      <text:p text:style-name="P35"/>
      <text:p text:style-name="P95"><text:span text:style-name="T24">I</text:span><text:span text:style-name="T1">nitial Steps :-</text:span></text:p>
      <text:p text:style-name="P45"/>
      <text:p text:style-name="P182"><text:span text:style-name="Source_20_Text"><text:span text:style-name="T82">sudo apt-get update</text:span></text:span></text:p>
      <text:p text:style-name="P182"><text:span text:style-name="Source_20_Text"><text:span text:style-name="T82"/></text:span></text:p>
      <text:p text:style-name="P182"><text:span text:style-name="Source_20_Text"><text:span text:style-name="T82">sudo apt-get install build-essential <text:s/></text:span></text:span></text:p>
      <text:p text:style-name="P182"><text:span text:style-name="Source_20_Text"><text:span text:style-name="T82"/></text:span></text:p>
      <text:p text:style-name="P182"><text:span text:style-name="Source_20_Text"><text:span text:style-name="T94">sudo apt-get install </text:span></text:span><text:span text:style-name="Source_20_Text"><text:span text:style-name="T82">g++</text:span></text:span></text:p>
      <text:p text:style-name="P191"/>
      <text:p text:style-name="P182"><text:span text:style-name="Source_20_Text"><text:span text:style-name="T82">sudo apt-get install python-dev</text:span></text:span></text:p>
      <text:p text:style-name="P182"><text:span text:style-name="Source_20_Text"><text:span text:style-name="T82"/></text:span></text:p>
      <text:p text:style-name="P182"><text:span text:style-name="Source_20_Text"><text:span text:style-name="T82">sudo apt-get install autotools-dev</text:span></text:span></text:p>
      <text:p text:style-name="P182"><text:span text:style-name="Source_20_Text"><text:span text:style-name="T82"/></text:span></text:p>
      <text:p text:style-name="P182"><text:span text:style-name="Source_20_Text"><text:span text:style-name="T82">sudo apt-get install libicu-dev</text:span></text:span></text:p>
      <text:p text:style-name="P182"><text:span text:style-name="Source_20_Text"><text:span text:style-name="T82"/></text:span></text:p>
      <text:p text:style-name="P182"><text:span text:style-name="Source_20_Text"><text:span text:style-name="T82">sudo apt-get install libbz2-dev</text:span></text:span></text:p>
      <text:p text:style-name="P182"><text:span text:style-name="Source_20_Text"><text:span text:style-name="T82"/></text:span></text:p>
      <text:p text:style-name="P182"><text:span text:style-name="Source_20_Text"><text:span text:style-name="T82">sudo apt-get install libboost-all-dev</text:span></text:span></text:p>
      <text:p text:style-name="P182"><text:span text:style-name="Source_20_Text"><text:span text:style-name="T82"/></text:span></text:p>
      <text:p text:style-name="P182"><text:span text:style-name="Source_20_Text"><text:span text:style-name="T82">sudo apt-get install </text:span></text:span><text:span text:style-name="Source_20_Text"><text:span text:style-name="T95">aptitude</text:span></text:span></text:p>
      <text:p text:style-name="P182"><text:span text:style-name="Source_20_Text"><text:span text:style-name="T82"/></text:span></text:p>
      <text:p text:style-name="P183"><text:span text:style-name="Source_20_Text"><text:span text:style-name="T96">Restart the system </text:span></text:span><text:span text:style-name="Source_20_Text"><text:span text:style-name="T98">(imp)</text:span></text:span></text:p>
      <text:p text:style-name="P182"><text:span text:style-name="Source_20_Text"><text:span text:style-name="T82"/></text:span></text:p>
      <text:p text:style-name="P183"><text:span text:style-name="Source_20_Text"><text:span text:style-name="T100">sudo </text:span></text:span><text:span text:style-name="Source_20_Text"><text:span text:style-name="T82">aptitude search boost</text:span></text:span></text:p>
      <text:p text:style-name="P183"><text:span text:style-name="Source_20_Text"><text:span text:style-name="T82"/></text:span></text:p>
      <text:p text:style-name="P183"><text:span text:style-name="Source_20_Text"><text:span text:style-name="T82">sudo aptitude install ccache</text:span></text:span></text:p>
      <text:p text:style-name="P183"><text:span text:style-name="Source_20_Text"><text:span text:style-name="T75"><text:s/></text:span></text:span></text:p>
      <text:p text:style-name="P183"><text:span text:style-name="Source_20_Text"><text:span text:style-name="T23"/></text:span></text:p>
      <text:p text:style-name="P96"><text:span text:style-name="T24">t</text:span><text:span text:style-name="T1">hen,</text:span></text:p>
      <text:p text:style-name="P2">go to <text:a xlink:type="simple" xlink:href="https://www.boost.org/" text:style-name="Internet_20_link" text:visited-style-name="Visited_20_Internet_20_Link">https://www.boost.org/</text:a></text:p>
      <text:p text:style-name="P11">go to the downloads page </text:p>
      <text:p text:style-name="P11">Eg : <text:a xlink:type="simple" xlink:href="https://dl.bintray.com/boostorg/release/1.67.0/source/" text:style-name="Internet_20_link" text:visited-style-name="Visited_20_Internet_20_Link">https://dl.bintray.com/boostorg/release/1.67.0/source/</text:a></text:p>
      <text:p text:style-name="P11">Find the latest version of boost(for Unix/Linux Source) and download it.</text:p>
      <text:p text:style-name="P11">Eg : boost_1_67_0.tar.gz</text:p>
      <text:p text:style-name="P2"><text:s text:c="12"/>Extract the downloaded file.</text:p>
      <text:p text:style-name="P2"><text:s text:c="12"/>Copy it to the home folder.</text:p>
      <text:p text:style-name="P2">Go to the copied folder in home and open a terminal</text:p>
      <text:p text:style-name="P72"><text:span text:style-name="T21">(the terminal should</text:span><text:span text:style-name="T22"> have address like this </text:span><text:a xlink:type="simple" xlink:href="mailto:dev@dev-computer" text:style-name="Internet_20_link" text:visited-style-name="Visited_20_Internet_20_Link"><text:span text:style-name="T22">dev@dev-computer</text:span></text:a><text:span text:style-name="T22">:~/&lt;example&gt;$)</text:span></text:p>
      <text:p text:style-name="P72"><text:span text:style-name="T22"><text:s text:c="14"/></text:span><text:span text:style-name="T10"><text:s/>in the terminal run the following commands :-</text:span></text:p>
      <text:p text:style-name="P97"><text:span text:style-name="T24"><text:s text:c="13"/></text:span><text:span text:style-name="T94"><text:s/></text:span></text:p>
      <text:p text:style-name="P97"><text:span text:style-name="T94"><text:s text:c="8"/></text:span><text:span text:style-name="T99">./bootstrap.sh</text:span></text:p>
      <text:p text:style-name="P112"><text:s text:c="8"/>./b2</text:p>
      <text:p text:style-name="P130"><text:s text:c="8"/>./b2 install</text:p>
      <text:p text:style-name="P110"/>
      <text:p text:style-name="P103"><text:span text:style-name="T68"><text:s text:c="8"/></text:span><text:span text:style-name="T24">(if any of these commands does’nt work add or remove sudo from it)</text:span></text:p>
      <text:p text:style-name="P103"><text:soft-page-break/></text:p>
      <text:p text:style-name="P84"><text:span text:style-name="T24">These steps should lead to a successful installation of </text:span><text:span text:style-name="T26">boost libraries</text:span><text:span text:style-name="T24">.</text:span></text:p>
      <text:p text:style-name="P36"/>
      <text:p text:style-name="P185"><text:span text:style-name="Source_20_Text"><text:span text:style-name="T38">Restart the system </text:span></text:span><text:span text:style-name="Source_20_Text"><text:span text:style-name="T40">(imp)</text:span></text:span></text:p>
      <text:p text:style-name="P185"><text:span text:style-name="Source_20_Text"><text:span text:style-name="T76"/></text:span></text:p>
      <text:p text:style-name="P185"><text:span text:style-name="Source_20_Text"><text:span text:style-name="T76"/></text:span></text:p>
      <text:p text:style-name="P99"><text:span text:style-name="T24">3. </text:span><text:span text:style-name="T1">MPFR</text:span></text:p>
      <text:p text:style-name="P3"/>
      <text:p text:style-name="P12">Initial Steps:-</text:p>
      <text:p text:style-name="P12"/>
      <text:p text:style-name="P143"><text:span text:style-name="Source_20_Text"><text:span text:style-name="T83">sudo apt-get </text:span></text:span><text:span text:style-name="Source_20_Text"><text:span text:style-name="T84">update</text:span></text:span></text:p>
      <text:p text:style-name="P138"><text:span text:style-name="Source_20_Text"><text:span text:style-name="T84"/></text:span></text:p>
      <text:p text:style-name="P138"><text:span text:style-name="Source_20_Text"><text:span text:style-name="T83">sudo apt-get install libmpfr-dev </text:span></text:span></text:p>
      <text:p text:style-name="P138"><text:span text:style-name="Source_20_Text"><text:span text:style-name="T85"/></text:span></text:p>
      <text:p text:style-name="P139"><text:span text:style-name="Source_20_Text"><text:span text:style-name="T83">sudo apt-get install libmpfr-doc</text:span></text:span></text:p>
      <text:p text:style-name="P138"><text:span text:style-name="Source_20_Text"><text:span text:style-name="T85"/></text:span></text:p>
      <text:p text:style-name="P140"><text:span text:style-name="Source_20_Text"><text:span text:style-name="T83">sudo apt-get install libmpfr4</text:span></text:span></text:p>
      <text:p text:style-name="P138"><text:span text:style-name="Source_20_Text"><text:span text:style-name="T85"/></text:span></text:p>
      <text:p text:style-name="P141"><text:span text:style-name="Source_20_Text"><text:span text:style-name="T83">sudo apt-get install libmpfr4-dbg </text:span></text:span></text:p>
      <text:p text:style-name="P138"><text:span text:style-name="Source_20_Text"><text:span text:style-name="T85"/></text:span></text:p>
      <text:p text:style-name="P138"><text:span text:style-name="Source_20_Text"><text:span text:style-name="T83">sudo apt-get install libmath-mpfr-perl</text:span></text:span></text:p>
      <text:p text:style-name="P137"><text:span text:style-name="Source_20_Text"><text:span text:style-name="T85"/></text:span></text:p>
      <text:p text:style-name="P142"><text:span text:style-name="Source_20_Text"><text:span text:style-name="T83">sudo apt-get install libmpfr6</text:span></text:span></text:p>
      <text:p text:style-name="P142"><text:span text:style-name="Source_20_Text"><text:span text:style-name="T83"/></text:span></text:p>
      <text:p text:style-name="P142"><text:span text:style-name="Source_20_Text"><text:span text:style-name="T83">sudo apt-get install libmpfrc++-dev</text:span></text:span></text:p>
      <text:p text:style-name="P142"><text:span text:style-name="Source_20_Text"><text:span text:style-name="T83"/></text:span></text:p>
      <text:p text:style-name="P3"><text:span text:style-name="Source_20_Text"><text:span text:style-name="T74"/></text:span></text:p>
      <text:p text:style-name="P22">Some of the above commands won’t work in some versions of ubuntu.</text:p>
      <text:p text:style-name="P22"><text:span text:style-name="T102">So go to </text:span><text:a xlink:type="simple" xlink:href="https://packages.ubuntu.com/search?keywords=mpfr" text:style-name="Internet_20_link" text:visited-style-name="Visited_20_Internet_20_Link"><text:span text:style-name="T102">https://packages.ubuntu.com/search?keywords=mpfr</text:span></text:a> <text:span text:style-name="T103">and check versions of packages. Skip packages for other ubuntu versions.</text:span> <text:s text:c="2"/></text:p>
      <text:p text:style-name="P20"/>
      <text:p text:style-name="P3">go to <text:a xlink:type="simple" xlink:href="http://www.mpfr.org/mpfr-current/#download" text:style-name="Internet_20_link" text:visited-style-name="Visited_20_Internet_20_Link">http://www.mpfr.org/mpfr-current/#download</text:a></text:p>
      <text:p text:style-name="P3">Download the latest version in Unix/Linux Source category.</text:p>
      <text:p text:style-name="P3">Eg: mpfr-4.0.1.tar.xz</text:p>
      <text:p text:style-name="P3"><text:s text:c="12"/>Extract the downloaded file.</text:p>
      <text:p text:style-name="P3"><text:s text:c="12"/>Copy it to the home folder.</text:p>
      <text:p text:style-name="P3">Go to the copied folder in home and open a terminal</text:p>
      <text:p text:style-name="P73"><text:span text:style-name="T21">(the terminal should</text:span><text:span text:style-name="T22"> have address like this </text:span><text:a xlink:type="simple" xlink:href="mailto:dev@dev-computer" text:style-name="Internet_20_link" text:visited-style-name="Visited_20_Internet_20_Link"><text:span text:style-name="T22">dev@dev-computer</text:span></text:a><text:span text:style-name="T22">:~/&lt;example&gt;$)</text:span></text:p>
      <text:p text:style-name="P73"><text:span text:style-name="T22"><text:s text:c="14"/></text:span><text:span text:style-name="T10"><text:s/>in the terminal run the following commands :-</text:span></text:p>
      <text:p text:style-name="P37"/>
      <text:p text:style-name="P73"><text:span text:style-name="T22"><text:s text:c="15"/></text:span><text:span text:style-name="T87">./</text:span><text:span text:style-name="T88">configure</text:span></text:p>
      <text:p text:style-name="P113"><text:s text:c="7"/>sudo make </text:p>
      <text:p text:style-name="P65"><text:span text:style-name="T87"><text:s text:c="7"/></text:span><text:span text:style-name="Example"><text:span text:style-name="T94">VERBOSE=1 make check</text:span></text:span></text:p>
      <text:p text:style-name="P113"><text:s text:c="7"/>sudo make install</text:p>
      <text:p text:style-name="P104"/>
      <text:p text:style-name="P85"><text:span text:style-name="T24"><text:s text:c="13"/>(if any of these commands does’nt work add or remove sudo from it</text:span><text:span text:style-name="T25">)</text:span></text:p>
      <text:p text:style-name="P29"/>
      <text:p text:style-name="P85"><text:span text:style-name="T24">These steps should lead to a successful installation of </text:span><text:span text:style-name="T33">mpfr</text:span><text:span text:style-name="T24">.</text:span></text:p>
      <text:p text:style-name="P37"/>
      <text:p text:style-name="P186"><text:span text:style-name="Source_20_Text"><text:span text:style-name="T38">Restart the system </text:span></text:span><text:span text:style-name="Source_20_Text"><text:span text:style-name="T40">(imp)</text:span></text:span></text:p>
      <text:p text:style-name="P157"/>
      <text:p text:style-name="P157"/>
      <text:p text:style-name="P192"><text:soft-page-break/><text:span text:style-name="T36">4</text:span><text:span text:style-name="T1">. </text:span><text:span text:style-name="T35">GMP</text:span></text:p>
      <text:p text:style-name="P159"/>
      <text:p text:style-name="P13">Initial Steps:-</text:p>
      <text:p text:style-name="P13"/>
      <text:p text:style-name="P144"><text:span text:style-name="Source_20_Text"><text:span text:style-name="T83">sudo apt-get </text:span></text:span><text:span text:style-name="Source_20_Text"><text:span text:style-name="T84">update</text:span></text:span></text:p>
      <text:p text:style-name="P144"><text:span text:style-name="Source_20_Text"><text:span text:style-name="T84"/></text:span></text:p>
      <text:p text:style-name="P166"><text:span text:style-name="Source_20_Text"><text:span text:style-name="T89">sudo apt-get install </text:span></text:span><text:span text:style-name="Source_20_Text"><text:span text:style-name="T85">libgmp3-dev</text:span></text:span></text:p>
      <text:p text:style-name="P166"><text:span text:style-name="Source_20_Text"><text:span text:style-name="T85"/></text:span></text:p>
      <text:p text:style-name="P167"><text:span text:style-name="Source_20_Text"><text:span text:style-name="T89">sudo apt-get install gambas3-gb-gmp</text:span></text:span></text:p>
      <text:p text:style-name="P167"><text:span text:style-name="Source_20_Text"><text:span text:style-name="T89"/></text:span></text:p>
      <text:p text:style-name="P167"><text:span text:style-name="Source_20_Text"><text:span text:style-name="T89">sudo apt-get install gmp-doc</text:span></text:span></text:p>
      <text:p text:style-name="P167"><text:span text:style-name="Source_20_Text"><text:span text:style-name="T89"/></text:span></text:p>
      <text:p text:style-name="P167"><text:span text:style-name="Source_20_Text"><text:span text:style-name="T89">sudo apt-get install gmp-ecm</text:span></text:span></text:p>
      <text:p text:style-name="P167"><text:span text:style-name="Source_20_Text"><text:span text:style-name="T89"/></text:span></text:p>
      <text:p text:style-name="P167"><text:span text:style-name="Source_20_Text"><text:span text:style-name="T89">sudo apt-get install gmpc</text:span></text:span></text:p>
      <text:p text:style-name="P167"><text:span text:style-name="Source_20_Text"><text:span text:style-name="T89"/></text:span></text:p>
      <text:p text:style-name="P167"><text:span text:style-name="Source_20_Text"><text:span text:style-name="T89">sudo apt-get install gmpc-data</text:span></text:span></text:p>
      <text:p text:style-name="P167"><text:span text:style-name="Source_20_Text"><text:span text:style-name="T89"/></text:span></text:p>
      <text:p text:style-name="P167"><text:span text:style-name="Source_20_Text"><text:span text:style-name="T89">sudo apt-get install gmpc-dbg</text:span></text:span></text:p>
      <text:p text:style-name="P167"><text:span text:style-name="Source_20_Text"><text:span text:style-name="T89"/></text:span></text:p>
      <text:p text:style-name="P167"><text:span text:style-name="Source_20_Text"><text:span text:style-name="T89">sudo apt-get install gmpc-dev</text:span></text:span></text:p>
      <text:p text:style-name="P167"><text:span text:style-name="Source_20_Text"><text:span text:style-name="T89"/></text:span></text:p>
      <text:p text:style-name="P167"><text:span text:style-name="Source_20_Text"><text:span text:style-name="T89">sudo apt-get install gmpc-plugins</text:span></text:span></text:p>
      <text:p text:style-name="P167"><text:span text:style-name="Source_20_Text"><text:span text:style-name="T89"/></text:span></text:p>
      <text:p text:style-name="P167"><text:span text:style-name="Source_20_Text"><text:span text:style-name="T89">sudo apt-get install gmpc-plugins-dbg</text:span></text:span></text:p>
      <text:p text:style-name="P167"><text:span text:style-name="Source_20_Text"><text:span text:style-name="T89"/></text:span></text:p>
      <text:p text:style-name="P167"><text:span text:style-name="Source_20_Text"><text:span text:style-name="T89">sudo apt-get install igmpproxy</text:span></text:span></text:p>
      <text:p text:style-name="P167"><text:span text:style-name="Source_20_Text"><text:span text:style-name="T89"/></text:span></text:p>
      <text:p text:style-name="P167"><text:span text:style-name="Source_20_Text"><text:span text:style-name="T89">sudo apt-get install libcrypt-dh-gmp-perl</text:span></text:span></text:p>
      <text:p text:style-name="P167"><text:span text:style-name="Source_20_Text"><text:span text:style-name="T89"/></text:span></text:p>
      <text:p text:style-name="P167"><text:span text:style-name="Source_20_Text"><text:span text:style-name="T89">sudo apt-get install libgmp-dev</text:span></text:span></text:p>
      <text:p text:style-name="P167"><text:span text:style-name="Source_20_Text"><text:span text:style-name="T89"/></text:span></text:p>
      <text:p text:style-name="P167"><text:span text:style-name="Source_20_Text"><text:span text:style-name="T89">sudo apt-get install libgmp-ocaml</text:span></text:span></text:p>
      <text:p text:style-name="P167"><text:span text:style-name="Source_20_Text"><text:span text:style-name="T89"/></text:span></text:p>
      <text:p text:style-name="P168"><text:span text:style-name="Source_20_Text"><text:span text:style-name="T89">sudo apt-get install libgmp-ocaml-dev</text:span></text:span></text:p>
      <text:p text:style-name="P168"><text:span text:style-name="Source_20_Text"><text:span text:style-name="T89"/></text:span></text:p>
      <text:p text:style-name="P168"><text:span text:style-name="Source_20_Text"><text:span text:style-name="T89">sudo apt-get install libgmp10</text:span></text:span></text:p>
      <text:p text:style-name="P168"><text:span text:style-name="Source_20_Text"><text:span text:style-name="T89"/></text:span></text:p>
      <text:p text:style-name="P168"><text:span text:style-name="Source_20_Text"><text:span text:style-name="T89">sudo apt-get install libgmp10-doc</text:span></text:span></text:p>
      <text:p text:style-name="P168"><text:span text:style-name="Source_20_Text"><text:span text:style-name="T89"/></text:span></text:p>
      <text:p text:style-name="P168"><text:span text:style-name="Source_20_Text"><text:span text:style-name="T89">sudo apt-get install libgmp3-dev</text:span></text:span></text:p>
      <text:p text:style-name="P168"><text:span text:style-name="Source_20_Text"><text:span text:style-name="T89"/></text:span></text:p>
      <text:p text:style-name="P169"><text:span text:style-name="Source_20_Text"><text:span text:style-name="T89">sudo apt-get install libgmpada-dbg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libgmpada2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libgmpada3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libgmpada4-dev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libgmpada5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libgmpada5-dev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libgmpada7-dev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libgmpv4-dev</text:span></text:span></text:p>
      <text:p text:style-name="P169"><text:span text:style-name="Source_20_Text"><text:span text:style-name="T89"/></text:span></text:p>
      <text:p text:style-name="P169"><text:soft-page-break/><text:span text:style-name="Source_20_Text"><text:span text:style-name="T89">sudo apt-get install libgmpxx4ldbl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libgmpxxv4-4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libgnatcoll-gmp-dbg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libgnatcoll-gmp1.6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libgnatcoll-gmp1.6-dev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libgnatcoll-gmp16.1.0-dev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libgnatcoll-gmp17.0.2017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liblrsgmp-dev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liblrsgmp0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liblrsgmp1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libmath-bigint-gmp-perl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libmath-gmp-perl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libmath-prime-util-gmp-perl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libpari-gmp-tls4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libpari-gmp-tls5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libpari-gmp3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php-gmp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php5-gmp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php7.0-gmp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php7.1-gmp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php7.2-gmp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postgresql-10-pgmp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postgresql-9.3-pgmp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postgresql-9.5-pgmp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postgresql-9.6-pgmp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python-gmplot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python-gmpy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python-gmpy-doc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python-gmpy2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python-gmpy2-common</text:span></text:span></text:p>
      <text:p text:style-name="P169"><text:span text:style-name="Source_20_Text"><text:span text:style-name="T89"/></text:span></text:p>
      <text:p text:style-name="P169"><text:soft-page-break/><text:span text:style-name="Source_20_Text"><text:span text:style-name="T89">sudo apt-get install python-gmpy2-doc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python3-gmplot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python3-gmpy2 </text:span></text:span></text:p>
      <text:p text:style-name="P169"><text:span text:style-name="Source_20_Text"><text:span text:style-name="T89"/></text:span></text:p>
      <text:p text:style-name="P169"><text:span text:style-name="Source_20_Text"><text:span text:style-name="T89">sudo apt-get install strongswan-plugin-gmp</text:span></text:span></text:p>
      <text:p text:style-name="P169"><text:span text:style-name="Source_20_Text"><text:span text:style-name="T89"/></text:span></text:p>
      <text:p text:style-name="P144"><text:span text:style-name="Source_20_Text"><text:span text:style-name="T85"/></text:span></text:p>
      <text:p text:style-name="P144"><text:span text:style-name="Source_20_Text"><text:span text:style-name="T83"/></text:span></text:p>
      <text:p text:style-name="P144"><text:span text:style-name="Source_20_Text"><text:span text:style-name="T83"/></text:span></text:p>
      <text:p text:style-name="P5"><text:span text:style-name="Source_20_Text"><text:span text:style-name="T74"/></text:span></text:p>
      <text:p text:style-name="P21">Some of the above commands won’t work in some versions of ubuntu.</text:p>
      <text:p text:style-name="P21"><text:span text:style-name="T102">So go to </text:span><text:a xlink:type="simple" xlink:href="https://packages.ubuntu.com/search?keywords=gmp" text:style-name="Internet_20_link" text:visited-style-name="Visited_20_Internet_20_Link"><text:span text:style-name="T102">https://packages.ubuntu.com/search?keywords=gmp</text:span></text:a> <text:s/><text:span text:style-name="T103">and check versions of packages. Skip packages for other ubuntu versions.</text:span> <text:span text:style-name="T107">Many of these packages are actually not needed.</text:span> <text:s text:c="8"/></text:p>
      <text:p text:style-name="P159"/>
      <text:p text:style-name="P159"/>
      <text:p text:style-name="P4">go to <text:a xlink:type="simple" xlink:href="https://gmplib.org/#DOWNLOAD" text:style-name="Internet_20_link" text:visited-style-name="Visited_20_Internet_20_Link">https://gmplib.org/#DOWNLOAD</text:a></text:p>
      <text:p text:style-name="P4">Download the latest version in Unix/Linux Source category.</text:p>
      <text:p text:style-name="P4">Eg: gmp-6.1.2.tar.xz</text:p>
      <text:p text:style-name="P4"><text:s text:c="12"/>Extract the downloaded file.</text:p>
      <text:p text:style-name="P4"><text:s text:c="12"/>Copy it to the home folder.</text:p>
      <text:p text:style-name="P4">Go to the copied folder in home and open a terminal</text:p>
      <text:p text:style-name="P75"><text:span text:style-name="T21">(the terminal should</text:span><text:span text:style-name="T22"> have address like this </text:span><text:a xlink:type="simple" xlink:href="mailto:dev@dev-computer" text:style-name="Internet_20_link" text:visited-style-name="Visited_20_Internet_20_Link"><text:span text:style-name="T22">dev@dev-computer</text:span></text:a><text:span text:style-name="T22">:~/&lt;example&gt;$)</text:span></text:p>
      <text:p text:style-name="P75"><text:span text:style-name="T22"><text:s text:c="14"/></text:span><text:span text:style-name="T10"><text:s/>in the terminal run the following commands :-</text:span></text:p>
      <text:p text:style-name="P58"><text:s text:c="15"/></text:p>
      <text:p text:style-name="P75"><text:span text:style-name="T22"><text:s text:c="16"/></text:span><text:span text:style-name="T87">./</text:span><text:span text:style-name="T88">configure</text:span></text:p>
      <text:p text:style-name="P114"><text:s text:c="8"/>sudo make </text:p>
      <text:p text:style-name="P105"><text:s text:c="8"/><text:span text:style-name="T101">make check</text:span></text:p>
      <text:p text:style-name="P114"><text:s text:c="8"/>sudo make install</text:p>
      <text:p text:style-name="P105"/>
      <text:p text:style-name="P86"><text:span text:style-name="T24"><text:s text:c="13"/>(if any of these commands does’nt work add or remove sudo from it</text:span><text:span text:style-name="T25">)</text:span></text:p>
      <text:p text:style-name="P30"/>
      <text:p text:style-name="P86"><text:span text:style-name="T24">These steps should lead to a successful installation of </text:span><text:span text:style-name="T37">GMP</text:span><text:span text:style-name="T24">.</text:span></text:p>
      <text:p text:style-name="P38"/>
      <text:p text:style-name="P187"><text:span text:style-name="Source_20_Text"><text:span text:style-name="T38">Restart the system </text:span></text:span><text:span text:style-name="Source_20_Text"><text:span text:style-name="T40">(imp)</text:span></text:span></text:p>
      <text:p text:style-name="P193"/>
      <text:p text:style-name="P193"/>
      <text:p text:style-name="P193"/>
      <text:p text:style-name="P160">5. OPENGL</text:p>
      <text:p text:style-name="P160"/>
      <text:p text:style-name="P136"><text:span text:style-name="Source_20_Text"><text:span text:style-name="T70"/></text:span></text:p>
      <text:p text:style-name="P136"><text:span text:style-name="Source_20_Text"><text:span text:style-name="T83">sudo apt-get update</text:span></text:span></text:p>
      <text:p text:style-name="P136"><text:span text:style-name="Source_20_Text"><text:span text:style-name="T83"/></text:span></text:p>
      <text:p text:style-name="P136"><text:span text:style-name="Source_20_Text"><text:span text:style-name="T83">sudo apt-get upgrade</text:span></text:span></text:p>
      <text:p text:style-name="P136"><text:span text:style-name="Source_20_Text"><text:span text:style-name="T83"/></text:span></text:p>
      <text:p text:style-name="P136"><text:span text:style-name="Source_20_Text"><text:span text:style-name="T83">sudo apt-get install freeglut3</text:span></text:span></text:p>
      <text:p text:style-name="P136"><text:span text:style-name="Source_20_Text"><text:span text:style-name="T83"><text:s/></text:span></text:span></text:p>
      <text:p text:style-name="P136"><text:span text:style-name="Source_20_Text"><text:span text:style-name="T83">sudo apt-get install freeglut3-dev</text:span></text:span></text:p>
      <text:p text:style-name="P136"><text:span text:style-name="Source_20_Text"><text:span text:style-name="T83"/></text:span></text:p>
      <text:p text:style-name="P170"><text:span text:style-name="Teletype"><text:span text:style-name="T85">sudo apt-get install binutils-gold</text:span></text:span></text:p>
      <text:p text:style-name="P170"><text:span text:style-name="Teletype"><text:span text:style-name="T85"/></text:span></text:p>
      <text:p text:style-name="P170"><text:soft-page-break/><text:span text:style-name="Teletype"><text:span text:style-name="T86">sudo apt-get install g++ cmake</text:span></text:span></text:p>
      <text:p text:style-name="P170"><text:span text:style-name="Teletype"><text:span text:style-name="T86"/></text:span></text:p>
      <text:p text:style-name="P66"><text:span text:style-name="Teletype"><text:span text:style-name="T93">sudo apt-get install libglew-dev</text:span></text:span></text:p>
      <text:p text:style-name="P66"><text:span text:style-name="Teletype"><text:span text:style-name="T93"/></text:span></text:p>
      <text:p text:style-name="P170"><text:span text:style-name="Teletype"><text:span text:style-name="T86">sudo apt-get install g++</text:span></text:span></text:p>
      <text:p text:style-name="P170"><text:span text:style-name="Teletype"><text:span text:style-name="T86"/></text:span></text:p>
      <text:p text:style-name="P170"><text:span text:style-name="Teletype"><text:span text:style-name="T86">sudo apt-get install mesa-common-dev</text:span></text:span></text:p>
      <text:p text:style-name="P170"><text:span text:style-name="Teletype"><text:span text:style-name="T86"/></text:span></text:p>
      <text:p text:style-name="P161"><text:span text:style-name="Source_20_Text"><text:span text:style-name="T86">sudo apt-get install libglew1.5-dev</text:span></text:span></text:p>
      <text:p text:style-name="P161"><text:span text:style-name="Source_20_Text"><text:span text:style-name="T86"/></text:span></text:p>
      <text:p text:style-name="P171"><text:span text:style-name="Teletype"><text:span text:style-name="T86">sudo apt-get install libglm-dev</text:span></text:span></text:p>
      <text:p text:style-name="P171"><text:span text:style-name="Teletype"><text:span text:style-name="T86"/></text:span></text:p>
      <text:p text:style-name="P172"><text:span text:style-name="Teletype"><text:span text:style-name="T86">sudo apt-get install libqt4-opengl</text:span></text:span></text:p>
      <text:p text:style-name="P172"><text:span text:style-name="Teletype"><text:span text:style-name="T86"/></text:span></text:p>
      <text:p text:style-name="P172"><text:span text:style-name="Teletype"><text:span text:style-name="T86">sudo apt-get install libqt4-opengl-dev</text:span></text:span></text:p>
      <text:p text:style-name="P172"><text:span text:style-name="Teletype"><text:span text:style-name="T86"/></text:span></text:p>
      <text:p text:style-name="P172"><text:span text:style-name="Teletype"><text:span text:style-name="T86">sudo apt-get install libglu1-mesa-dev -y</text:span></text:span></text:p>
      <text:p text:style-name="P172"><text:span text:style-name="Teletype"><text:span text:style-name="T86"/></text:span></text:p>
      <text:p text:style-name="P172"><text:span text:style-name="Teletype"><text:span text:style-name="T86"/></text:span></text:p>
      <text:p text:style-name="P172"><text:span text:style-name="Teletype"><text:span text:style-name="T86"/></text:span></text:p>
      <text:p text:style-name="P172"><text:span text:style-name="Teletype"><text:span text:style-name="T86"/></text:span></text:p>
      <text:p text:style-name="P172"><text:span text:style-name="Teletype"><text:span text:style-name="T86"/></text:span></text:p>
      <text:p text:style-name="P172"><text:span text:style-name="Teletype"><text:span text:style-name="T86"/></text:span></text:p>
      <text:p text:style-name="P23">Some of the above commands won’t work in some versions of ubuntu.</text:p>
      <text:p text:style-name="P24"><text:span text:style-name="Teletype"><text:span text:style-name="T57">So go to </text:span></text:span><text:a xlink:type="simple" xlink:href="https://packages.ubuntu.com/search?keywords=libqt4-opengl" text:style-name="Internet_20_link" text:visited-style-name="Visited_20_Internet_20_Link"><text:span text:style-name="Teletype"><text:span text:style-name="T57">https://packages.ubuntu.com/search?keywords=libqt4-opengl</text:span></text:span></text:a><text:a xlink:type="simple" xlink:href="https://packages.ubuntu.com/search?keywords=libqt4-opengl" text:style-name="Internet_20_link" text:visited-style-name="Visited_20_Internet_20_Link"><text:span text:style-name="Teletype"><text:span text:style-name="T1"> </text:span></text:span></text:a><text:span text:style-name="Teletype"><text:span text:style-name="T1"><text:s/></text:span></text:span><text:span text:style-name="Teletype"><text:span text:style-name="T58">and check versions of packages. Skip packages for other ubuntu versions.</text:span></text:span><text:span text:style-name="Teletype"><text:span text:style-name="T1"> </text:span></text:span></text:p>
      <text:p text:style-name="P24"><text:span text:style-name="Teletype"><text:span text:style-name="T4"/></text:span></text:p>
      <text:p text:style-name="P87"><text:span text:style-name="T24">These steps should lead to a successful installation of </text:span><text:span text:style-name="T59">OpenGL</text:span><text:span text:style-name="T24">.</text:span></text:p>
      <text:p text:style-name="P39"/>
      <text:p text:style-name="P153"><text:span text:style-name="Source_20_Text"><text:span text:style-name="T38">Restart the system </text:span></text:span><text:span text:style-name="Source_20_Text"><text:span text:style-name="T40">(imp)</text:span></text:span></text:p>
      <text:p text:style-name="P151"><text:span text:style-name="Teletype"><text:span text:style-name="T4"/></text:span></text:p>
      <text:p text:style-name="P152"><text:span text:style-name="Teletype"><text:span text:style-name="T27">6. TBB</text:span></text:span></text:p>
      <text:p text:style-name="P194"><text:span text:style-name="Source_20_Text"><text:span text:style-name="T86"><text:s/></text:span></text:span></text:p>
      <text:p text:style-name="P14">Initial Steps:-</text:p>
      <text:p text:style-name="P14"/>
      <text:p text:style-name="P145"><text:span text:style-name="Source_20_Text"><text:span text:style-name="T83">sudo apt-get </text:span></text:span><text:span text:style-name="Source_20_Text"><text:span text:style-name="T84">update</text:span></text:span></text:p>
      <text:p text:style-name="P145"><text:span text:style-name="Source_20_Text"><text:span text:style-name="T84"/></text:span></text:p>
      <text:p text:style-name="P173"><text:span text:style-name="Source_20_Text"><text:span text:style-name="T89">sudo apt-get install libtbb-dev</text:span></text:span></text:p>
      <text:p text:style-name="P173"><text:span text:style-name="Source_20_Text"><text:span text:style-name="T89"/></text:span></text:p>
      <text:p text:style-name="P174"><text:span text:style-name="Source_20_Text"><text:span text:style-name="T89">sudo apt-get install libbtbb0</text:span></text:span></text:p>
      <text:p text:style-name="P174"><text:span text:style-name="Source_20_Text"><text:span text:style-name="T89"/></text:span></text:p>
      <text:p text:style-name="P174"><text:span text:style-name="Source_20_Text"><text:span text:style-name="T89">sudo apt-get install libbtbb0-dbg</text:span></text:span></text:p>
      <text:p text:style-name="P174"><text:span text:style-name="Source_20_Text"><text:span text:style-name="T89"/></text:span></text:p>
      <text:p text:style-name="P174"><text:span text:style-name="Source_20_Text"><text:span text:style-name="T89">sudo apt-get install libbtbb1</text:span></text:span></text:p>
      <text:p text:style-name="P174"><text:span text:style-name="Source_20_Text"><text:span text:style-name="T89"/></text:span></text:p>
      <text:p text:style-name="P174"><text:span text:style-name="Source_20_Text"><text:span text:style-name="T89">sudo apt-get install libtbb-dev</text:span></text:span></text:p>
      <text:p text:style-name="P174"><text:span text:style-name="Source_20_Text"><text:span text:style-name="T89"/></text:span></text:p>
      <text:p text:style-name="P174"><text:span text:style-name="Source_20_Text"><text:span text:style-name="T89">sudo apt-get install libtbb-doc</text:span></text:span></text:p>
      <text:p text:style-name="P174"><text:span text:style-name="Source_20_Text"><text:span text:style-name="T89"/></text:span></text:p>
      <text:p text:style-name="P174"><text:span text:style-name="Source_20_Text"><text:span text:style-name="T89">sudo apt-get install libtbb2</text:span></text:span></text:p>
      <text:p text:style-name="P174"><text:span text:style-name="Source_20_Text"><text:span text:style-name="T89"/></text:span></text:p>
      <text:p text:style-name="P174"><text:span text:style-name="Source_20_Text"><text:span text:style-name="T89">sudo apt-get install libtbb2-dbg</text:span></text:span></text:p>
      <text:p text:style-name="P174"><text:span text:style-name="Source_20_Text"><text:span text:style-name="T89"/></text:span></text:p>
      <text:p text:style-name="P174"><text:span text:style-name="Source_20_Text"><text:span text:style-name="T89">sudo apt-get install python-libbtbb-pcapdump</text:span></text:span></text:p>
      <text:p text:style-name="P174"><text:span text:style-name="Source_20_Text"><text:span text:style-name="T89"/></text:span></text:p>
      <text:p text:style-name="P174"><text:span text:style-name="Source_20_Text"><text:span text:style-name="T89">sudo apt-get install tbb-examples</text:span></text:span></text:p>
      <text:p text:style-name="P174"><text:soft-page-break/><text:span text:style-name="Source_20_Text"><text:span text:style-name="T89"/></text:span></text:p>
      <text:p text:style-name="P25">Some of the above commands won’t work in some versions of ubuntu.</text:p>
      <text:p text:style-name="P25"><text:span text:style-name="Teletype"><text:span text:style-name="T57">So go to </text:span></text:span><text:a xlink:type="simple" xlink:href="https://packages.ubuntu.com/search?keywords=tbb" text:style-name="Internet_20_link" text:visited-style-name="Visited_20_Internet_20_Link"><text:span text:style-name="Teletype"><text:span text:style-name="T57">https://packages.ubuntu.com/search?keywords=tbb</text:span></text:span></text:a><text:span text:style-name="Teletype"><text:span text:style-name="T57"> </text:span></text:span><text:span text:style-name="Teletype"><text:span text:style-name="T1"><text:s/></text:span></text:span><text:span text:style-name="Teletype"><text:span text:style-name="T58">and check versions of packages. Skip packages for other ubuntu versions.</text:span></text:span><text:span text:style-name="Teletype"><text:span text:style-name="T1"> </text:span></text:span></text:p>
      <text:p text:style-name="P25"><text:span text:style-name="Teletype"><text:span text:style-name="T4"/></text:span></text:p>
      <text:p text:style-name="P88"><text:span text:style-name="T24">These steps should lead to a successful installation of </text:span><text:span text:style-name="T60">Intel’s TBB</text:span><text:span text:style-name="T24">.</text:span></text:p>
      <text:p text:style-name="P40"/>
      <text:p text:style-name="P154"><text:span text:style-name="Source_20_Text"><text:span text:style-name="T38">Restart the system </text:span></text:span><text:span text:style-name="Source_20_Text"><text:span text:style-name="T40">(imp)</text:span></text:span></text:p>
      <text:p text:style-name="P154"><text:span text:style-name="Source_20_Text"><text:span text:style-name="T40"/></text:span></text:p>
      <text:p text:style-name="P48"><text:span text:style-name="T104">7. </text:span><text:span text:style-name="T78">QT</text:span></text:p>
      <text:p text:style-name="P54"/>
      <text:p text:style-name="P16">Initial Steps:-</text:p>
      <text:p text:style-name="P16"/>
      <text:p text:style-name="P147"><text:span text:style-name="Source_20_Text"><text:span text:style-name="T83">sudo apt-get </text:span></text:span><text:span text:style-name="Source_20_Text"><text:span text:style-name="T84">update</text:span></text:span></text:p>
      <text:p text:style-name="P147"><text:span text:style-name="Source_20_Text"><text:span text:style-name="T84"/></text:span></text:p>
      <text:p text:style-name="P177"><text:span text:style-name="Source_20_Text"><text:span text:style-name="T89">sudo apt-get install qt4-qmake</text:span></text:span></text:p>
      <text:p text:style-name="P177"><text:span text:style-name="Source_20_Text"><text:span text:style-name="T89"/></text:span></text:p>
      <text:p text:style-name="P177"><text:span text:style-name="Source_20_Text"><text:span text:style-name="T89">sudo apt-get install qt5-qmake</text:span></text:span></text:p>
      <text:p text:style-name="P177"><text:span text:style-name="Source_20_Text"><text:span text:style-name="T89"/></text:span></text:p>
      <text:p text:style-name="P177"><text:span text:style-name="Source_20_Text"><text:span text:style-name="T89">sudo apt-get install libpng-dev</text:span></text:span></text:p>
      <text:p text:style-name="P177"><text:span text:style-name="Source_20_Text"><text:span text:style-name="T89"/></text:span></text:p>
      <text:p text:style-name="P177"><text:span text:style-name="Source_20_Text"><text:span text:style-name="T89">sudo apt-get install zlib1g-dev</text:span></text:span></text:p>
      <text:p text:style-name="P177"><text:span text:style-name="Source_20_Text"><text:span text:style-name="T89"/></text:span></text:p>
      <text:p text:style-name="P177"><text:span text:style-name="Source_20_Text"><text:span text:style-name="T89">sudo apt-get install libfontconfig1</text:span></text:span></text:p>
      <text:p text:style-name="P163"/>
      <text:p text:style-name="P6">go to <text:a xlink:type="simple" xlink:href="https://www.qt.io/download" text:style-name="Internet_20_link" text:visited-style-name="Visited_20_Internet_20_Link">https://www.qt.io/download</text:a></text:p>
      <text:p text:style-name="P67"><text:span text:style-name="T3">Download the latest version in Unix/Linux Source category </text:span><text:span text:style-name="T7">(the opensource version)</text:span></text:p>
      <text:p text:style-name="P6">Eg: qt-unified-linux-x64-3.0.4-online.run</text:p>
      <text:p text:style-name="P6"><text:s text:c="12"/>Copy it to the home folder.</text:p>
      <text:p text:style-name="P76"><text:span text:style-name="T2">Go to </text:span><text:span text:style-name="T8">home </text:span><text:span text:style-name="T2">and open a terminal</text:span></text:p>
      <text:p text:style-name="P76"><text:span text:style-name="T21">(the terminal should</text:span><text:span text:style-name="T22"> have address like this </text:span><text:a xlink:type="simple" xlink:href="mailto:dev@dev-computer" text:style-name="Internet_20_link" text:visited-style-name="Visited_20_Internet_20_Link"><text:span text:style-name="T22">dev@dev-computer</text:span></text:a><text:span text:style-name="T22">:~$)</text:span></text:p>
      <text:p text:style-name="P76"><text:span text:style-name="T22"><text:s text:c="14"/></text:span><text:span text:style-name="T10"><text:s/>in the terminal run the following commands :-</text:span></text:p>
      <text:p text:style-name="P59"><text:s text:c="15"/></text:p>
      <text:p text:style-name="P76"><text:span text:style-name="T22"><text:s text:c="16"/></text:span><text:span text:style-name="T88">chmod +x </text:span><text:span text:style-name="T90">&lt;your file name eg: qt-unified-linux-x64-3.0.4-online.run&gt;</text:span></text:p>
      <text:p text:style-name="P101"><text:span text:style-name="T69"><text:s text:c="9"/></text:span><text:span text:style-name="T71">./</text:span><text:span text:style-name="T72">&lt;your file name eg: qt-unified-linux-x64-3.0.4-online.run&gt;</text:span></text:p>
      <text:p text:style-name="P106"/>
      <text:p text:style-name="P90"><text:span text:style-name="T24"><text:s text:c="13"/></text:span><text:span text:style-name="T62">Follow the instructions on the screen create an account and install it in <text:s/></text:span></text:p>
      <text:p text:style-name="P46"><text:s text:c="13"/>the default directory.</text:p>
      <text:p text:style-name="P90"><text:span text:style-name="T24"><text:s text:c="13"/>(if any of these commands does’nt work add or remove sudo from it</text:span><text:span text:style-name="T25">)</text:span></text:p>
      <text:p text:style-name="P31"/>
      <text:p text:style-name="P41"/>
      <text:p text:style-name="P89"><text:span text:style-name="T24">These steps should lead to a successful installation of </text:span><text:span text:style-name="T61">Qt &amp; Qt5</text:span><text:span text:style-name="T24">.</text:span></text:p>
      <text:p text:style-name="P41"/>
      <text:p text:style-name="P156"><text:span text:style-name="Source_20_Text"><text:span text:style-name="T38">Restart the system </text:span></text:span><text:span text:style-name="Source_20_Text"><text:span text:style-name="T40">(imp)</text:span></text:span></text:p>
      <text:p text:style-name="P156"><text:span text:style-name="Source_20_Text"><text:span text:style-name="T40"/></text:span></text:p>
      <text:p text:style-name="P156"><text:span text:style-name="Source_20_Text"><text:span text:style-name="T40"/></text:span></text:p>
      <text:p text:style-name="P156"><text:span text:style-name="Source_20_Text"><text:span text:style-name="T40"/></text:span></text:p>
      <text:p text:style-name="P156"><text:span text:style-name="Source_20_Text"><text:span text:style-name="T40"/></text:span></text:p>
      <text:p text:style-name="P202"><text:soft-page-break/><text:span text:style-name="Source_20_Text"><text:span text:style-name="T32">After Installing Qt( imp )</text:span></text:span></text:p>
      <text:p text:style-name="P156"><text:span text:style-name="Source_20_Text"><text:span text:style-name="T40"/></text:span></text:p>
      <text:p text:style-name="Standard"><text:span text:style-name="Source_20_Text"><text:span text:style-name="T1">Copy all folders and files from </text:span></text:span><text:span text:style-name="Source_20_Text"><text:span text:style-name="T115">/opt/Qt/5.11.0/gcc_64</text:span></text:span><text:span text:style-name="Source_20_Text"><text:span text:style-name="T82"> </text:span></text:span><text:span text:style-name="Source_20_Text"><text:span text:style-name="T112">to </text:span></text:span><text:span text:style-name="Source_20_Text"><text:span text:style-name="T114">/yes</text:span></text:span><text:span text:style-name="Source_20_Text"><text:span text:style-name="T112"> </text:span></text:span><text:span text:style-name="Source_20_Text"><text:span text:style-name="T110">to make qt accessible.</text:span></text:span></text:p>
      <text:p text:style-name="P156"><text:span text:style-name="Source_20_Text"><text:span text:style-name="T40"/></text:span></text:p>
      <text:p text:style-name="P49"><text:span text:style-name="T105">8. </text:span><text:span text:style-name="T79">ZLI</text:span><text:span text:style-name="T80">B</text:span></text:p>
      <text:p text:style-name="P55"/>
      <text:p text:style-name="P17">Initial Steps:-</text:p>
      <text:p text:style-name="P17"/>
      <text:p text:style-name="P148"><text:span text:style-name="Source_20_Text"><text:span text:style-name="T83">sudo apt-get </text:span></text:span><text:span text:style-name="Source_20_Text"><text:span text:style-name="T84">update</text:span></text:span></text:p>
      <text:p text:style-name="P148"><text:span text:style-name="Source_20_Text"><text:span text:style-name="T84"/></text:span></text:p>
      <text:p text:style-name="P178"><text:span text:style-name="Source_20_Text"><text:span text:style-name="T89">sudo apt-get install libpng-dev</text:span></text:span></text:p>
      <text:p text:style-name="P178"><text:span text:style-name="Source_20_Text"><text:span text:style-name="T89"/></text:span></text:p>
      <text:p text:style-name="P178"><text:span text:style-name="Source_20_Text"><text:span text:style-name="T89">sudo apt-get install zlib1g-dev</text:span></text:span></text:p>
      <text:p text:style-name="P178"><text:span text:style-name="Source_20_Text"><text:span text:style-name="T89"/></text:span></text:p>
      <text:p text:style-name="P178"><text:span text:style-name="Source_20_Text"><text:span text:style-name="T89">sudo apt-get install clisp-module-zlib</text:span></text:span></text:p>
      <text:p text:style-name="P178"><text:span text:style-name="Source_20_Text"><text:span text:style-name="T89"/></text:span></text:p>
      <text:p text:style-name="P179"><text:span text:style-name="Source_20_Text"><text:span text:style-name="T89">sudo apt-get install erlang-p1-zlib</text:span></text:span></text:p>
      <text:p text:style-name="P179"><text:span text:style-name="Source_20_Text"><text:span text:style-name="T89"/></text:span></text:p>
      <text:p text:style-name="P179"><text:span text:style-name="Source_20_Text"><text:span text:style-name="T89">sudo apt-get install libcompress-raw-zlib-perl</text:span></text:span></text:p>
      <text:p text:style-name="P179"><text:span text:style-name="Source_20_Text"><text:span text:style-name="T89"/></text:span></text:p>
      <text:p text:style-name="P179"><text:span text:style-name="Source_20_Text"><text:span text:style-name="T89">sudo apt-get install lua-zlib</text:span></text:span></text:p>
      <text:p text:style-name="P179"><text:span text:style-name="Source_20_Text"><text:span text:style-name="T89"/></text:span></text:p>
      <text:p text:style-name="P179"><text:span text:style-name="Source_20_Text"><text:span text:style-name="T89">sudo apt-get install lua-zlib-dev</text:span></text:span></text:p>
      <text:p text:style-name="P179"><text:span text:style-name="Source_20_Text"><text:span text:style-name="T89"/></text:span></text:p>
      <text:p text:style-name="P179"><text:span text:style-name="Source_20_Text"><text:span text:style-name="T89">sudo apt-get install node-browserify-zlib</text:span></text:span></text:p>
      <text:p text:style-name="P179"><text:span text:style-name="Source_20_Text"><text:span text:style-name="T89"/></text:span></text:p>
      <text:p text:style-name="P179"><text:span text:style-name="Source_20_Text"><text:span text:style-name="T89">sudo apt-get install node-zlib</text:span></text:span></text:p>
      <text:p text:style-name="P179"><text:span text:style-name="Source_20_Text"><text:span text:style-name="T89"/></text:span></text:p>
      <text:p text:style-name="P179"><text:span text:style-name="Source_20_Text"><text:span text:style-name="T89">sudo apt-get install zlib-bin</text:span></text:span></text:p>
      <text:p text:style-name="P179"><text:span text:style-name="Source_20_Text"><text:span text:style-name="T89"/></text:span></text:p>
      <text:p text:style-name="P179"><text:span text:style-name="Source_20_Text"><text:span text:style-name="T89">sudo apt-get install zlib-gst</text:span></text:span></text:p>
      <text:p text:style-name="P179"><text:span text:style-name="Source_20_Text"><text:span text:style-name="T89"/></text:span></text:p>
      <text:p text:style-name="P179"><text:span text:style-name="Source_20_Text"><text:span text:style-name="T89">sudo apt-get install zlib1g</text:span></text:span></text:p>
      <text:p text:style-name="P179"><text:span text:style-name="Source_20_Text"><text:span text:style-name="T89"/></text:span></text:p>
      <text:p text:style-name="P179"><text:span text:style-name="Source_20_Text"><text:span text:style-name="T89">sudo apt-get install zlib1g-dbg</text:span></text:span></text:p>
      <text:p text:style-name="P179"><text:span text:style-name="Source_20_Text"><text:span text:style-name="T89"/></text:span></text:p>
      <text:p text:style-name="P179"><text:span text:style-name="Source_20_Text"><text:span text:style-name="T89">sudo apt-get install zlib1g-dev</text:span></text:span></text:p>
      <text:p text:style-name="P179"><text:span text:style-name="Source_20_Text"><text:span text:style-name="T89"/></text:span></text:p>
      <text:p text:style-name="P179"><text:span text:style-name="Source_20_Text"><text:span text:style-name="T89">sudo apt-get install zlib1g-udeb</text:span></text:span></text:p>
      <text:p text:style-name="P179"><text:span text:style-name="Source_20_Text"><text:span text:style-name="T89"/></text:span></text:p>
      <text:p text:style-name="P179"><text:span text:style-name="Source_20_Text"><text:span text:style-name="T89">sudo apt-get install zlibc</text:span></text:span></text:p>
      <text:p text:style-name="P179"><text:span text:style-name="Source_20_Text"><text:span text:style-name="T89"/></text:span></text:p>
      <text:p text:style-name="P26">Some of the above commands won’t work in some versions of ubuntu.</text:p>
      <text:p text:style-name="P26"><text:span text:style-name="Teletype"><text:span text:style-name="T5">So go to </text:span></text:span><text:a xlink:type="simple" xlink:href="https://packages.ubuntu.com/search?keywords=zlib" text:style-name="Internet_20_link" text:visited-style-name="Visited_20_Internet_20_Link"><text:span text:style-name="Teletype"><text:span text:style-name="T5">https://packages.ubuntu.com/search?keywords=zlib </text:span></text:span></text:a><text:span text:style-name="Teletype"><text:span text:style-name="T4"><text:s/></text:span></text:span><text:span text:style-name="Teletype"><text:span text:style-name="T6">and check versions of packages. Skip packages for other ubuntu versions.</text:span></text:span></text:p>
      <text:p text:style-name="P178"><text:span text:style-name="Source_20_Text"><text:span text:style-name="T89"/></text:span></text:p>
      <text:p text:style-name="P68"><text:span text:style-name="T3">go to </text:span><text:a xlink:type="simple" xlink:href="https://zlib.net/" text:style-name="Internet_20_link" text:visited-style-name="Visited_20_Internet_20_Link"><text:span text:style-name="T3">https://zlib.net/</text:span></text:a></text:p>
      <text:p text:style-name="P8">Download the latest version in Unix/Linux Source category</text:p>
      <text:p text:style-name="P8">Eg: zlib-1.2.11.tar.gz</text:p>
      <text:p text:style-name="P9"><text:s text:c="12"/>Extract the downloaded file.</text:p>
      <text:p text:style-name="P9"><text:s text:c="12"/>Copy it to the home folder.</text:p>
      <text:p text:style-name="P9">Go to the copied folder in home and open a terminal</text:p>
      <text:p text:style-name="P77"><text:soft-page-break/><text:span text:style-name="T21">(the terminal should</text:span><text:span text:style-name="T22"> have address like this </text:span><text:a xlink:type="simple" xlink:href="mailto:dev@dev-computer" text:style-name="Internet_20_link" text:visited-style-name="Visited_20_Internet_20_Link"><text:span text:style-name="T22">dev@dev-computer</text:span></text:a><text:span text:style-name="T22">:~/&lt;example&gt;$)</text:span></text:p>
      <text:p text:style-name="P77"><text:span text:style-name="T22"><text:s text:c="14"/></text:span><text:span text:style-name="T10"><text:s/>in the terminal run the following commands :-</text:span></text:p>
      <text:p text:style-name="P60"><text:s text:c="15"/></text:p>
      <text:p text:style-name="P77"><text:span text:style-name="T22"><text:s text:c="16"/></text:span><text:span text:style-name="T87">./</text:span><text:span text:style-name="T88">configure</text:span></text:p>
      <text:p text:style-name="P115"><text:s text:c="8"/>sudo make </text:p>
      <text:p text:style-name="P115"><text:s text:c="8"/>sudo make install</text:p>
      <text:p text:style-name="P107"/>
      <text:p text:style-name="P91"><text:span text:style-name="T24"><text:s text:c="13"/>(if any of these commands does’nt work add or remove sudo from it</text:span><text:span text:style-name="T25">)</text:span></text:p>
      <text:p text:style-name="P32"/>
      <text:p text:style-name="P91"><text:span text:style-name="T24">These steps should lead to a successful installation of </text:span><text:span text:style-name="T63">ZLIB</text:span><text:span text:style-name="T24">.</text:span></text:p>
      <text:p text:style-name="P42"/>
      <text:p text:style-name="P77"><text:span text:style-name="Source_20_Text"><text:span text:style-name="T20">Restart the system </text:span></text:span><text:span text:style-name="Source_20_Text"><text:span text:style-name="T12">(imp)</text:span></text:span></text:p>
      <text:p text:style-name="P77"><text:span text:style-name="Source_20_Text"><text:span text:style-name="T12"/></text:span></text:p>
      <text:p text:style-name="P50"/>
      <text:p text:style-name="P50"><text:span text:style-name="T106">9. </text:span><text:span text:style-name="T81">QGLviewer</text:span></text:p>
      <text:p text:style-name="P56"/>
      <text:p text:style-name="P18">Initial Steps:-</text:p>
      <text:p text:style-name="P18"/>
      <text:p text:style-name="P149"><text:span text:style-name="Source_20_Text"><text:span text:style-name="T83">sudo apt-get </text:span></text:span><text:span text:style-name="Source_20_Text"><text:span text:style-name="T84">update</text:span></text:span></text:p>
      <text:p text:style-name="P149"><text:span text:style-name="Source_20_Text"><text:span text:style-name="T84"/></text:span></text:p>
      <text:p text:style-name="P180"><text:span text:style-name="Source_20_Text"><text:span text:style-name="T89">sudo apt-get install libqglviewer-dev</text:span></text:span></text:p>
      <text:p text:style-name="P180"><text:span text:style-name="Source_20_Text"><text:span text:style-name="T89"/></text:span></text:p>
      <text:p text:style-name="P180"><text:span text:style-name="Source_20_Text"><text:span text:style-name="T89">sudo apt-get install libqglviewer-dev-qt4</text:span></text:span></text:p>
      <text:p text:style-name="P180"><text:span text:style-name="Source_20_Text"><text:span text:style-name="T89"/></text:span></text:p>
      <text:p text:style-name="P180"><text:span text:style-name="Source_20_Text"><text:span text:style-name="T89">sudo apt-get install libqglviewer-dev-qt5</text:span></text:span></text:p>
      <text:p text:style-name="P180"><text:span text:style-name="Source_20_Text"><text:span text:style-name="T89"/></text:span></text:p>
      <text:p text:style-name="P180"><text:span text:style-name="Source_20_Text"><text:span text:style-name="T89">sudo apt-get install libqglviewer-doc</text:span></text:span></text:p>
      <text:p text:style-name="P180"><text:span text:style-name="Source_20_Text"><text:span text:style-name="T89"/></text:span></text:p>
      <text:p text:style-name="P180"><text:span text:style-name="Source_20_Text"><text:span text:style-name="T89">sudo apt-get install libqglviewer-headers</text:span></text:span></text:p>
      <text:p text:style-name="P180"><text:span text:style-name="Source_20_Text"><text:span text:style-name="T89"/></text:span></text:p>
      <text:p text:style-name="P180"><text:span text:style-name="Source_20_Text"><text:span text:style-name="T89">sudo apt-get install libqglviewer2</text:span></text:span></text:p>
      <text:p text:style-name="P180"><text:span text:style-name="Source_20_Text"><text:span text:style-name="T89"/></text:span></text:p>
      <text:p text:style-name="P180"><text:span text:style-name="Source_20_Text"><text:span text:style-name="T89">sudo apt-get install libqglviewer2-qt4</text:span></text:span></text:p>
      <text:p text:style-name="P180"><text:span text:style-name="Source_20_Text"><text:span text:style-name="T89"/></text:span></text:p>
      <text:p text:style-name="P180"><text:span text:style-name="Source_20_Text"><text:span text:style-name="T89">sudo apt-get install libqglviewer2-qt5</text:span></text:span></text:p>
      <text:p text:style-name="P180"><text:span text:style-name="Source_20_Text"><text:span text:style-name="T89"/></text:span></text:p>
      <text:p text:style-name="P180"><text:span text:style-name="Source_20_Text"><text:span text:style-name="T89"/></text:span></text:p>
      <text:p text:style-name="P27">Some of the above commands won’t work in some versions of ubuntu.</text:p>
      <text:p text:style-name="P27"><text:span text:style-name="Teletype"><text:span text:style-name="T57">So go to </text:span></text:span><text:a xlink:type="simple" xlink:href="https://packages.ubuntu.com/search?keywords=qglviewer" text:style-name="Internet_20_link" text:visited-style-name="Visited_20_Internet_20_Link"><text:span text:style-name="Teletype"><text:span text:style-name="T57">https://packages.ubuntu.com/search?keywords=qglviewer</text:span></text:span></text:a><text:span text:style-name="Teletype"><text:span text:style-name="T1"> </text:span></text:span><text:span text:style-name="Teletype"><text:span text:style-name="T58">and check versions of packages. Skip packages for other ubuntu versions.</text:span></text:span></text:p>
      <text:p text:style-name="P180"><text:span text:style-name="Source_20_Text"><text:span text:style-name="T89"/></text:span></text:p>
      <text:p text:style-name="P69"><text:span text:style-name="T3">go to </text:span><text:a xlink:type="simple" xlink:href="http://libqglviewer.com/installUnix.html#linux" text:style-name="Internet_20_link" text:visited-style-name="Visited_20_Internet_20_Link"><text:span text:style-name="T3">http://libqglviewer.com/installUnix.html#linux</text:span></text:a></text:p>
      <text:p text:style-name="P10">Download the latest version in Unix/Linux Source category</text:p>
      <text:p text:style-name="P10">Eg: libQGLViewer-2.7.1.tar.gz</text:p>
      <text:p text:style-name="P10"><text:s text:c="12"/>Extract the downloaded file.</text:p>
      <text:p text:style-name="P10"><text:s text:c="12"/>Copy it to the home folder.</text:p>
      <text:p text:style-name="P10">Go to the copied folder in home and open a terminal</text:p>
      <text:p text:style-name="P78"><text:span text:style-name="T21">(the terminal should</text:span><text:span text:style-name="T22"> have address like this </text:span><text:a xlink:type="simple" xlink:href="mailto:dev@dev-computer" text:style-name="Internet_20_link" text:visited-style-name="Visited_20_Internet_20_Link"><text:span text:style-name="T22">dev@dev-computer</text:span></text:a><text:span text:style-name="T22">:~/&lt;example&gt;$)</text:span></text:p>
      <text:p text:style-name="P78"><text:span text:style-name="T22"><text:s text:c="14"/></text:span><text:span text:style-name="T10"><text:s/>in the terminal run the following commands :-</text:span></text:p>
      <text:p text:style-name="P61"><text:s text:c="15"/></text:p>
      <text:p text:style-name="P79"><text:span text:style-name="T22"><text:s text:c="17"/></text:span><text:span text:style-name="T91">qmake</text:span></text:p>
      <text:p text:style-name="P116"><text:s text:c="8"/>sudo make </text:p>
      <text:p text:style-name="P116"><text:soft-page-break/><text:s text:c="8"/>sudo make install</text:p>
      <text:p text:style-name="P108"/>
      <text:p text:style-name="P92"><text:span text:style-name="T24"><text:s text:c="13"/>(if any of these commands does’nt work add or remove sudo from it</text:span><text:span text:style-name="T25">)</text:span></text:p>
      <text:p text:style-name="P33"/>
      <text:p text:style-name="P92"><text:span text:style-name="T24">These steps should lead to a successful installation of </text:span><text:span text:style-name="T64">QGLviewer</text:span><text:span text:style-name="T24">.</text:span></text:p>
      <text:p text:style-name="P43"/>
      <text:p text:style-name="P78"><text:span text:style-name="Source_20_Text"><text:span text:style-name="T20">Restart the system </text:span></text:span><text:span text:style-name="Source_20_Text"><text:span text:style-name="T12">(imp)</text:span></text:span></text:p>
      <text:p text:style-name="P78"><text:span text:style-name="Source_20_Text"><text:span text:style-name="T28"/></text:span></text:p>
      <text:p text:style-name="P78"><text:span text:style-name="Source_20_Text"><text:span text:style-name="T28"/></text:span></text:p>
      <text:p text:style-name="P80"><text:span text:style-name="Source_20_Text"><text:span text:style-name="T28"/></text:span></text:p>
      <text:p text:style-name="P80"><text:span text:style-name="Source_20_Text"><text:span text:style-name="T28"/></text:span></text:p>
      <text:p text:style-name="P80"><text:span text:style-name="Source_20_Text"><text:span text:style-name="T28"/></text:span></text:p>
      <text:p text:style-name="P80"><text:span text:style-name="Source_20_Text"><text:span text:style-name="T28">1</text:span></text:span><text:span text:style-name="Source_20_Text"><text:span text:style-name="T29">0</text:span></text:span><text:span text:style-name="Source_20_Text"><text:span text:style-name="T28">. CGAL</text:span></text:span></text:p>
      <text:p text:style-name="P80"><text:span text:style-name="Source_20_Text"><text:span text:style-name="T28"/></text:span></text:p>
      <text:p text:style-name="P19">Initial Steps:-</text:p>
      <text:p text:style-name="P19"/>
      <text:p text:style-name="P150"><text:span text:style-name="Source_20_Text"><text:span text:style-name="T83">sudo apt-get </text:span></text:span><text:span text:style-name="Source_20_Text"><text:span text:style-name="T84">update</text:span></text:span></text:p>
      <text:p text:style-name="P150"><text:span text:style-name="Source_20_Text"><text:span text:style-name="T84"/></text:span></text:p>
      <text:p text:style-name="P181"><text:span text:style-name="Source_20_Text"><text:span text:style-name="T89">sudo apt-get install libcgal-dev</text:span></text:span></text:p>
      <text:p text:style-name="P181"><text:span text:style-name="Source_20_Text"><text:span text:style-name="T89"/></text:span></text:p>
      <text:p text:style-name="P181"><text:span text:style-name="Source_20_Text"><text:span text:style-name="T89">sudo apt-get install libcgal-demo</text:span></text:span></text:p>
      <text:p text:style-name="P164"/>
      <text:p text:style-name="P7">go to <text:a xlink:type="simple" xlink:href="https://github.com/CGAL/cgal/releases" text:style-name="Internet_20_link" text:visited-style-name="Visited_20_Internet_20_Link">https://github.com/CGAL/cgal/releases</text:a></text:p>
      <text:p text:style-name="P70"><text:span text:style-name="T3">Download the </text:span><text:span text:style-name="T9">release</text:span><text:span text:style-name="T3"> in Unix/Linux Source category.</text:span></text:p>
      <text:p text:style-name="P7">Eg: CGAL-4.12.tar.xz</text:p>
      <text:p text:style-name="P7"><text:s text:c="12"/>Extract the downloaded file.</text:p>
      <text:p text:style-name="P7"><text:s text:c="12"/>Copy it to the home folder.</text:p>
      <text:p text:style-name="P7">Go to the copied folder in home and open a terminal</text:p>
      <text:p text:style-name="P81"><text:span text:style-name="T21">(the terminal should</text:span><text:span text:style-name="T22"> have address like this </text:span><text:a xlink:type="simple" xlink:href="mailto:dev@dev-computer" text:style-name="Internet_20_link" text:visited-style-name="Visited_20_Internet_20_Link"><text:span text:style-name="T22">dev@dev-computer</text:span></text:a><text:span text:style-name="T22">:~/&lt;example&gt;$)</text:span></text:p>
      <text:p text:style-name="P81"><text:span text:style-name="T22"><text:s text:c="14"/></text:span><text:span text:style-name="T10"><text:s/>in the terminal run the following commands :-</text:span></text:p>
      <text:p text:style-name="P62"><text:s text:c="15"/></text:p>
      <text:p text:style-name="P81"><text:span text:style-name="T22"><text:s text:c="15"/></text:span><text:span text:style-name="T92">cmake .</text:span></text:p>
      <text:p text:style-name="P117"><text:s text:c="7"/>sudo make </text:p>
      <text:p text:style-name="P117"><text:s text:c="7"/>sudo make install</text:p>
      <text:p text:style-name="P109"/>
      <text:p text:style-name="P93"><text:span text:style-name="T24"><text:s text:c="13"/>(if any of these commands does’nt work add or remove sudo from it</text:span><text:span text:style-name="T25">)</text:span></text:p>
      <text:p text:style-name="P34"/>
      <text:p text:style-name="P131"><text:s text:c="7"/>cmake-gui . </text:p>
      <text:p text:style-name="P94"><text:span text:style-name="T24"><text:s text:c="12"/>(</text:span><text:span text:style-name="T67">Enable openGL, zlib etc then </text:span><text:span text:style-name="T65">Configure and then </text:span><text:span text:style-name="T66">G</text:span><text:span text:style-name="T65">enerate</text:span><text:span text:style-name="T25">)</text:span></text:p>
      <text:p text:style-name="P132"><text:s text:c="7"/>sudo make</text:p>
      <text:p text:style-name="P133"><text:s text:c="7"/>sudo make install</text:p>
      <text:p text:style-name="P34"/>
      <text:p text:style-name="P44">These steps should lead to a successful installation of cmake.</text:p>
      <text:p text:style-name="P44"/>
      <text:p text:style-name="P188"><text:span text:style-name="Source_20_Text"><text:span text:style-name="T38">Restart the system </text:span></text:span><text:span text:style-name="Source_20_Text"><text:span text:style-name="T40">(imp)</text:span></text:span></text:p>
      <text:p text:style-name="P188"><text:span text:style-name="Source_20_Text"><text:span text:style-name="T12"/></text:span></text:p>
      <text:p text:style-name="P188"><text:span text:style-name="Source_20_Text"><text:span text:style-name="T12"/></text:span></text:p>
      <text:p text:style-name="P189"><text:soft-page-break/><text:span text:style-name="Source_20_Text"><text:span text:style-name="T30">Compile Examples </text:span></text:span></text:p>
      <text:p text:style-name="P189"><text:span text:style-name="Source_20_Text"><text:span text:style-name="T30"/></text:span></text:p>
      <text:p text:style-name="P189"><text:span text:style-name="Source_20_Text"><text:span text:style-name="T53">Go to CGA-&gt;examples folder</text:span></text:span><text:span text:style-name="Source_20_Text"><text:span text:style-name="T56">(select an example)</text:span></text:span><text:span text:style-name="Source_20_Text"><text:span text:style-name="T53"> and run follow</text:span></text:span><text:span text:style-name="Source_20_Text"><text:span text:style-name="T54">ing commands</text:span></text:span></text:p>
      <text:p text:style-name="P80"><text:span text:style-name="Source_20_Text"><text:span text:style-name="T28"/></text:span></text:p>
      <text:p text:style-name="P196"><text:s text:c="7"/>cmake .</text:p>
      <text:p text:style-name="P118"><text:s text:c="7"/>sudo make </text:p>
      <text:p text:style-name="P119"><text:span text:style-name="Source_20_Text"><text:span text:style-name="T97"><text:s text:c="7"/></text:span></text:span><text:span text:style-name="Source_20_Text"><text:span text:style-name="T39">(if any of these commands does’nt work add or remove sudo from it</text:span></text:span><text:span text:style-name="Source_20_Text"><text:span text:style-name="T41">)</text:span></text:span></text:p>
      <text:p text:style-name="P120"><text:span text:style-name="Source_20_Text"><text:span text:style-name="T42"/></text:span></text:p>
      <text:p text:style-name="P120"><text:span text:style-name="Source_20_Text"><text:span text:style-name="T42">then run the generated output.</text:span></text:span></text:p>
      <text:p text:style-name="P120"><text:span text:style-name="Source_20_Text"><text:span text:style-name="T42"/></text:span></text:p>
      <text:p text:style-name="P190"><text:span text:style-name="Source_20_Text"><text:span text:style-name="T30"/></text:span></text:p>
      <text:p text:style-name="P190"><text:span text:style-name="Source_20_Text"><text:span text:style-name="T31"/></text:span></text:p>
      <text:p text:style-name="P190"><text:span text:style-name="Source_20_Text"><text:span text:style-name="T31">C</text:span></text:span><text:span text:style-name="Source_20_Text"><text:span text:style-name="T30">ompile </text:span></text:span><text:span text:style-name="Source_20_Text"><text:span text:style-name="T31">Demos</text:span></text:span><text:span text:style-name="Source_20_Text"><text:span text:style-name="T30"> </text:span></text:span></text:p>
      <text:p text:style-name="P190"><text:span text:style-name="Source_20_Text"><text:span text:style-name="T30"/></text:span></text:p>
      <text:p text:style-name="P190"><text:span text:style-name="Source_20_Text"><text:span text:style-name="T53">Go to CGA-&gt;</text:span></text:span><text:span text:style-name="Source_20_Text"><text:span text:style-name="T55">Demos</text:span></text:span><text:span text:style-name="Source_20_Text"><text:span text:style-name="T53"> folder</text:span></text:span><text:span text:style-name="Source_20_Text"><text:span text:style-name="T56">(Select a demo)</text:span></text:span><text:span text:style-name="Source_20_Text"><text:span text:style-name="T53"> and run follow</text:span></text:span><text:span text:style-name="Source_20_Text"><text:span text:style-name="T54">ing commands</text:span></text:span></text:p>
      <text:p text:style-name="P82"><text:span text:style-name="Source_20_Text"><text:span text:style-name="T28"/></text:span></text:p>
      <text:p text:style-name="P197"><text:s text:c="7"/>cmake .</text:p>
      <text:p text:style-name="P121"><text:s text:c="7"/>sudo make </text:p>
      <text:p text:style-name="P121"><text:span text:style-name="Source_20_Text"><text:span text:style-name="T97"><text:s text:c="7"/></text:span></text:span><text:span text:style-name="Source_20_Text"><text:span text:style-name="T39">(if any of these commands does’nt work add or remove sudo from it</text:span></text:span><text:span text:style-name="Source_20_Text"><text:span text:style-name="T41">)</text:span></text:span></text:p>
      <text:p text:style-name="P121"><text:span text:style-name="Source_20_Text"><text:span text:style-name="T42"/></text:span></text:p>
      <text:p text:style-name="P121"><text:span text:style-name="Source_20_Text"><text:span text:style-name="T42">then run the generated output.</text:span></text:span></text:p>
      <text:p text:style-name="P121"><text:span text:style-name="Source_20_Text"><text:span text:style-name="T42"/></text:span></text:p>
      <text:p text:style-name="P121"><text:span text:style-name="Source_20_Text"><text:span text:style-name="T42"/></text:span></text:p>
      <text:p text:style-name="P122"><text:span text:style-name="Source_20_Text"><text:span text:style-name="T43">All these installations have been tested on ubuntu 18.04 bionic-beaver.</text:span></text:span></text:p>
      <text:p text:style-name="P123"><text:span text:style-name="Source_20_Text"><text:span text:style-name="T44">I suggest installing ubuntu 18.04 first.</text:span></text:span></text:p>
      <text:p text:style-name="P123"><text:span text:style-name="Source_20_Text"><text:span text:style-name="T44"/></text:span></text:p>
      <text:p text:style-name="P129"><text:span text:style-name="Source_20_Text"><text:span text:style-name="T50">Note:-</text:span></text:span></text:p>
      <text:p text:style-name="P129"><text:span text:style-name="Source_20_Text"><text:span text:style-name="T50"/></text:span></text:p>
      <text:list xml:id="list953731370" text:style-name="L2">
        <text:list-item>
          <text:p text:style-name="P198"><text:span text:style-name="Source_20_Text"><text:span text:style-name="T18">There are many more programs to be installed for the proper working of CGAL. This is just a basic installation.</text:span></text:span></text:p>
        </text:list-item>
      </text:list>
      <text:p text:style-name="P129"><text:span text:style-name="Source_20_Text"><text:span text:style-name="T50"/></text:span></text:p>
      <text:list xml:id="list2406204285" text:style-name="L3">
        <text:list-item>
          <text:p text:style-name="P199"><text:span text:style-name="Source_20_Text"><text:span text:style-name="T14">Many packages included are not needed </text:span></text:span><text:span text:style-name="Source_20_Text"><text:span text:style-name="T15">so please suggest edits and corrections.</text:span></text:span></text:p>
        </text:list-item>
        <text:list-item>
          <text:p text:style-name="P200"><text:span text:style-name="Source_20_Text"><text:span text:style-name="T16">If there are corrections please </text:span></text:span><text:span text:style-name="Source_20_Text"><text:span text:style-name="T17">send an Email.</text:span></text:span></text:p>
        </text:list-item>
      </text:list>
      <text:p text:style-name="P123"><text:span text:style-name="Source_20_Text"><text:span text:style-name="T44"/></text:span></text:p>
      <text:p text:style-name="P123"><text:span text:style-name="Source_20_Text"><text:span text:style-name="T44"/></text:span></text:p>
      <text:p text:style-name="P123"><text:span text:style-name="Source_20_Text"><text:span text:style-name="T44">Author :-</text:span></text:span></text:p>
      <text:p text:style-name="P124"><text:span text:style-name="Source_20_Text"><text:span text:style-name="T45">Ivan Biji</text:span></text:span></text:p>
      <text:p text:style-name="P125"><text:span text:style-name="Source_20_Text"><text:span text:style-name="T48">Email: </text:span></text:span><text:a xlink:type="simple" xlink:href="mailto:ivanbiji@icloud.com" text:style-name="Internet_20_link" text:visited-style-name="Visited_20_Internet_20_Link"><text:span text:style-name="Source_20_Text"><text:span text:style-name="T46">ivanbiji@icloud.com</text:span></text:span></text:a></text:p>
      <text:p text:style-name="P127"><text:span text:style-name="Source_20_Text"><text:span text:style-name="T49">GitHub: </text:span></text:span><text:a xlink:type="simple" xlink:href="https://github.com/ivanbiji" text:style-name="Internet_20_link" text:visited-style-name="Visited_20_Internet_20_Link"><text:span text:style-name="Source_20_Text"><text:span text:style-name="T49">https://github.com/ivanbiji</text:span></text:span></text:a></text:p>
      <text:p text:style-name="P127"><text:span text:style-name="Source_20_Text"><text:span text:style-name="T49"/></text:span></text:p>
      <text:p text:style-name="P128"><text:span text:style-name="Source_20_Text"><text:span text:style-name="T51"/></text:span></text:p>
      <text:p text:style-name="P126"><text:span text:style-name="Source_20_Text"><text:span text:style-name="T47"/></text:span></text:p>
      <text:p text:style-name="P77"><text:span text:style-name="Source_20_Text"><text:span text:style-name="T13"><text:s/></text:span></text:span></text:p>
      <text:p text:style-name="P155"><text:span text:style-name="Source_20_Tex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20:14:20.717714198</meta:creation-date>
    <dc:date>2018-05-15T16:23:08.228814274</dc:date>
    <meta:editing-duration>PT3H40M4S</meta:editing-duration>
    <meta:editing-cycles>240</meta:editing-cycles>
    <meta:generator>LibreOffice/6.0.3.2$Linux_X86_64 LibreOffice_project/00m0$Build-2</meta:generator>
    <meta:document-statistic meta:table-count="0" meta:image-count="0" meta:object-count="0" meta:page-count="12" meta:paragraph-count="350" meta:word-count="1742" meta:character-count="13289" meta:non-whitespace-character-count="10982"/>
  </office:meta>
</office:document-meta>
</file>